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0.5mm"/>
    </style:style>
    <style:style style:name="co3" style:family="table-column">
      <style:table-column-properties fo:break-before="auto" style:column-width="18.33mm"/>
    </style:style>
    <style:style style:name="co4" style:family="table-column">
      <style:table-column-properties fo:break-before="auto" style:column-width="27.31mm"/>
    </style:style>
    <style:style style:name="co5" style:family="table-column">
      <style:table-column-properties fo:break-before="auto" style:column-width="21.04mm"/>
    </style:style>
    <style:style style:name="co6" style:family="table-column">
      <style:table-column-properties fo:break-before="auto" style:column-width="21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74" table:default-cell-style-name="Default"/>
        <table:table-column table:style-name="co7" table:number-columns-repeated="4" table:default-cell-style-name="Default"/>
        <table:table-column table:style-name="co7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SERIAL MERGE</text:p>
          </table:table-cell>
          <table:table-cell table:number-columns-repeated="86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80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80"/>
        </table:table-row>
        <table:table-row table:style-name="ro1">
          <table:table-cell office:value-type="float" office:value="51286400" calcext:value-type="float">
            <text:p>51286400</text:p>
          </table:table-cell>
          <table:table-cell office:value-type="float" office:value="51276900" calcext:value-type="float">
            <text:p>51276900</text:p>
          </table:table-cell>
          <table:table-cell office:value-type="float" office:value="51259800" calcext:value-type="float">
            <text:p>51259800</text:p>
          </table:table-cell>
          <table:table-cell office:value-type="float" office:value="51280600" calcext:value-type="float">
            <text:p>51280600</text:p>
          </table:table-cell>
          <table:table-cell office:value-type="float" office:value="51269100" calcext:value-type="float">
            <text:p>51269100</text:p>
          </table:table-cell>
          <table:table-cell office:value-type="float" office:value="51263400" calcext:value-type="float">
            <text:p>51263400</text:p>
          </table:table-cell>
          <table:table-cell office:value-type="float" office:value="51276500" calcext:value-type="float">
            <text:p>51276500</text:p>
          </table:table-cell>
          <table:table-cell office:value-type="float" office:value="51270800" calcext:value-type="float">
            <text:p>51270800</text:p>
          </table:table-cell>
          <table:table-cell office:value-type="float" office:value="51273900" calcext:value-type="float">
            <text:p>51273900</text:p>
          </table:table-cell>
          <table:table-cell office:value-type="float" office:value="51268800" calcext:value-type="float">
            <text:p>51268800</text:p>
          </table:table-cell>
          <table:table-cell office:value-type="float" office:value="51273700" calcext:value-type="float">
            <text:p>51273700</text:p>
          </table:table-cell>
          <table:table-cell office:value-type="float" office:value="51270100" calcext:value-type="float">
            <text:p>51270100</text:p>
          </table:table-cell>
          <table:table-cell office:value-type="float" office:value="51288600" calcext:value-type="float">
            <text:p>51288600</text:p>
          </table:table-cell>
          <table:table-cell office:value-type="float" office:value="51249400" calcext:value-type="float">
            <text:p>51249400</text:p>
          </table:table-cell>
          <table:table-cell office:value-type="float" office:value="51243800" calcext:value-type="float">
            <text:p>51243800</text:p>
          </table:table-cell>
          <table:table-cell office:value-type="float" office:value="51251800" calcext:value-type="float">
            <text:p>51251800</text:p>
          </table:table-cell>
          <table:table-cell office:value-type="float" office:value="51265100" calcext:value-type="float">
            <text:p>51265100</text:p>
          </table:table-cell>
          <table:table-cell office:value-type="float" office:value="51269400" calcext:value-type="float">
            <text:p>51269400</text:p>
          </table:table-cell>
          <table:table-cell office:value-type="float" office:value="51255000" calcext:value-type="float">
            <text:p>51255000</text:p>
          </table:table-cell>
          <table:table-cell office:value-type="float" office:value="51264700" calcext:value-type="float">
            <text:p>51264700</text:p>
          </table:table-cell>
          <table:table-cell office:value-type="float" office:value="51369300" calcext:value-type="float">
            <text:p>51369300</text:p>
          </table:table-cell>
          <table:table-cell office:value-type="float" office:value="51365800" calcext:value-type="float">
            <text:p>51365800</text:p>
          </table:table-cell>
          <table:table-cell office:value-type="float" office:value="51365000" calcext:value-type="float">
            <text:p>51365000</text:p>
          </table:table-cell>
          <table:table-cell office:value-type="float" office:value="51370100" calcext:value-type="float">
            <text:p>51370100</text:p>
          </table:table-cell>
          <table:table-cell office:value-type="float" office:value="51368100" calcext:value-type="float">
            <text:p>51368100</text:p>
          </table:table-cell>
          <table:table-cell office:value-type="float" office:value="51367400" calcext:value-type="float">
            <text:p>51367400</text:p>
          </table:table-cell>
          <table:table-cell office:value-type="float" office:value="51368200" calcext:value-type="float">
            <text:p>51368200</text:p>
          </table:table-cell>
          <table:table-cell office:value-type="float" office:value="51368900" calcext:value-type="float">
            <text:p>51368900</text:p>
          </table:table-cell>
          <table:table-cell office:value-type="float" office:value="51366400" calcext:value-type="float">
            <text:p>51366400</text:p>
          </table:table-cell>
          <table:table-cell office:value-type="float" office:value="51369900" calcext:value-type="float">
            <text:p>51369900</text:p>
          </table:table-cell>
          <table:table-cell office:value-type="float" office:value="51367800" calcext:value-type="float">
            <text:p>51367800</text:p>
          </table:table-cell>
          <table:table-cell office:value-type="float" office:value="51368600" calcext:value-type="float">
            <text:p>51368600</text:p>
          </table:table-cell>
          <table:table-cell office:value-type="float" office:value="51367700" calcext:value-type="float">
            <text:p>51367700</text:p>
          </table:table-cell>
          <table:table-cell office:value-type="float" office:value="51368600" calcext:value-type="float">
            <text:p>51368600</text:p>
          </table:table-cell>
          <table:table-cell office:value-type="float" office:value="51370600" calcext:value-type="float">
            <text:p>51370600</text:p>
          </table:table-cell>
          <table:table-cell office:value-type="float" office:value="51369200" calcext:value-type="float">
            <text:p>51369200</text:p>
          </table:table-cell>
          <table:table-cell office:value-type="float" office:value="51368500" calcext:value-type="float">
            <text:p>51368500</text:p>
          </table:table-cell>
          <table:table-cell office:value-type="float" office:value="51368600" calcext:value-type="float">
            <text:p>51368600</text:p>
          </table:table-cell>
          <table:table-cell office:value-type="float" office:value="51367700" calcext:value-type="float">
            <text:p>51367700</text:p>
          </table:table-cell>
          <table:table-cell office:value-type="float" office:value="51367800" calcext:value-type="float">
            <text:p>51367800</text:p>
          </table:table-cell>
          <table:table-cell office:value-type="float" office:value="51401200" calcext:value-type="float">
            <text:p>51401200</text:p>
          </table:table-cell>
          <table:table-cell office:value-type="float" office:value="51399600" calcext:value-type="float">
            <text:p>51399600</text:p>
          </table:table-cell>
          <table:table-cell office:value-type="float" office:value="51402600" calcext:value-type="float">
            <text:p>51402600</text:p>
          </table:table-cell>
          <table:table-cell office:value-type="float" office:value="51402800" calcext:value-type="float">
            <text:p>51402800</text:p>
          </table:table-cell>
          <table:table-cell office:value-type="float" office:value="51400700" calcext:value-type="float">
            <text:p>51400700</text:p>
          </table:table-cell>
          <table:table-cell office:value-type="float" office:value="51402200" calcext:value-type="float">
            <text:p>51402200</text:p>
          </table:table-cell>
          <table:table-cell office:value-type="float" office:value="51400700" calcext:value-type="float">
            <text:p>51400700</text:p>
          </table:table-cell>
          <table:table-cell office:value-type="float" office:value="51401600" calcext:value-type="float">
            <text:p>51401600</text:p>
          </table:table-cell>
          <table:table-cell office:value-type="float" office:value="51402100" calcext:value-type="float">
            <text:p>51402100</text:p>
          </table:table-cell>
          <table:table-cell office:value-type="float" office:value="51401900" calcext:value-type="float">
            <text:p>51401900</text:p>
          </table:table-cell>
          <table:table-cell office:value-type="float" office:value="51401200" calcext:value-type="float">
            <text:p>51401200</text:p>
          </table:table-cell>
          <table:table-cell office:value-type="float" office:value="51402200" calcext:value-type="float">
            <text:p>51402200</text:p>
          </table:table-cell>
          <table:table-cell office:value-type="float" office:value="51402000" calcext:value-type="float">
            <text:p>51402000</text:p>
          </table:table-cell>
          <table:table-cell office:value-type="float" office:value="51401900" calcext:value-type="float">
            <text:p>51401900</text:p>
          </table:table-cell>
          <table:table-cell office:value-type="float" office:value="51401600" calcext:value-type="float">
            <text:p>51401600</text:p>
          </table:table-cell>
          <table:table-cell office:value-type="float" office:value="51403200" calcext:value-type="float">
            <text:p>51403200</text:p>
          </table:table-cell>
          <table:table-cell office:value-type="float" office:value="51401800" calcext:value-type="float">
            <text:p>51401800</text:p>
          </table:table-cell>
          <table:table-cell office:value-type="float" office:value="51402300" calcext:value-type="float">
            <text:p>51402300</text:p>
          </table:table-cell>
          <table:table-cell office:value-type="float" office:value="51402500" calcext:value-type="float">
            <text:p>51402500</text:p>
          </table:table-cell>
          <table:table-cell office:value-type="float" office:value="51402100" calcext:value-type="float">
            <text:p>51402100</text:p>
          </table:table-cell>
          <table:table-cell table:number-columns-repeated="3" office:value-type="float" office:value="51403200" calcext:value-type="float">
            <text:p>51403200</text:p>
          </table:table-cell>
          <table:table-cell office:value-type="float" office:value="51403300" calcext:value-type="float">
            <text:p>51403300</text:p>
          </table:table-cell>
          <table:table-cell table:number-columns-repeated="9" office:value-type="float" office:value="51403200" calcext:value-type="float">
            <text:p>51403200</text:p>
          </table:table-cell>
          <table:table-cell office:value-type="float" office:value="51403300" calcext:value-type="float">
            <text:p>51403300</text:p>
          </table:table-cell>
          <table:table-cell table:number-columns-repeated="2" office:value-type="float" office:value="51403200" calcext:value-type="float">
            <text:p>51403200</text:p>
          </table:table-cell>
          <table:table-cell office:value-type="float" office:value="51403600" calcext:value-type="float">
            <text:p>51403600</text:p>
          </table:table-cell>
          <table:table-cell table:number-columns-repeated="3" office:value-type="float" office:value="51403200" calcext:value-type="float">
            <text:p>51403200</text:p>
          </table:table-cell>
          <table:table-cell office:value-type="float" office:value="51410300" calcext:value-type="float">
            <text:p>51410300</text:p>
          </table:table-cell>
          <table:table-cell table:number-columns-repeated="2"/>
          <table:table-cell table:formula="of:=MAX([.A4])" office:value-type="float" office:value="51286400" calcext:value-type="float">
            <text:p>51286400</text:p>
          </table:table-cell>
          <table:table-cell table:number-columns-repeated="3"/>
        </table:table-row>
        <table:table-row table:style-name="ro1">
          <table:table-cell office:value-type="float" office:value="51074400" calcext:value-type="float">
            <text:p>51074400</text:p>
          </table:table-cell>
          <table:table-cell office:value-type="float" office:value="51077800" calcext:value-type="float">
            <text:p>51077800</text:p>
          </table:table-cell>
          <table:table-cell office:value-type="float" office:value="51114500" calcext:value-type="float">
            <text:p>51114500</text:p>
          </table:table-cell>
          <table:table-cell office:value-type="float" office:value="51067300" calcext:value-type="float">
            <text:p>51067300</text:p>
          </table:table-cell>
          <table:table-cell office:value-type="float" office:value="51081900" calcext:value-type="float">
            <text:p>51081900</text:p>
          </table:table-cell>
          <table:table-cell office:value-type="float" office:value="51078300" calcext:value-type="float">
            <text:p>51078300</text:p>
          </table:table-cell>
          <table:table-cell office:value-type="float" office:value="51068100" calcext:value-type="float">
            <text:p>51068100</text:p>
          </table:table-cell>
          <table:table-cell office:value-type="float" office:value="51085800" calcext:value-type="float">
            <text:p>51085800</text:p>
          </table:table-cell>
          <table:table-cell office:value-type="float" office:value="51094900" calcext:value-type="float">
            <text:p>51094900</text:p>
          </table:table-cell>
          <table:table-cell office:value-type="float" office:value="51093100" calcext:value-type="float">
            <text:p>51093100</text:p>
          </table:table-cell>
          <table:table-cell office:value-type="float" office:value="51100100" calcext:value-type="float">
            <text:p>51100100</text:p>
          </table:table-cell>
          <table:table-cell office:value-type="float" office:value="51085800" calcext:value-type="float">
            <text:p>51085800</text:p>
          </table:table-cell>
          <table:table-cell office:value-type="float" office:value="51082900" calcext:value-type="float">
            <text:p>51082900</text:p>
          </table:table-cell>
          <table:table-cell office:value-type="float" office:value="51087200" calcext:value-type="float">
            <text:p>51087200</text:p>
          </table:table-cell>
          <table:table-cell office:value-type="float" office:value="51084800" calcext:value-type="float">
            <text:p>51084800</text:p>
          </table:table-cell>
          <table:table-cell office:value-type="float" office:value="51074600" calcext:value-type="float">
            <text:p>51074600</text:p>
          </table:table-cell>
          <table:table-cell office:value-type="float" office:value="51070700" calcext:value-type="float">
            <text:p>51070700</text:p>
          </table:table-cell>
          <table:table-cell office:value-type="float" office:value="51085900" calcext:value-type="float">
            <text:p>51085900</text:p>
          </table:table-cell>
          <table:table-cell office:value-type="float" office:value="51095600" calcext:value-type="float">
            <text:p>51095600</text:p>
          </table:table-cell>
          <table:table-cell office:value-type="float" office:value="51072100" calcext:value-type="float">
            <text:p>51072100</text:p>
          </table:table-cell>
          <table:table-cell office:value-type="float" office:value="51207300" calcext:value-type="float">
            <text:p>51207300</text:p>
          </table:table-cell>
          <table:table-cell office:value-type="float" office:value="51210000" calcext:value-type="float">
            <text:p>51210000</text:p>
          </table:table-cell>
          <table:table-cell office:value-type="float" office:value="51207500" calcext:value-type="float">
            <text:p>51207500</text:p>
          </table:table-cell>
          <table:table-cell office:value-type="float" office:value="51207800" calcext:value-type="float">
            <text:p>51207800</text:p>
          </table:table-cell>
          <table:table-cell office:value-type="float" office:value="51209900" calcext:value-type="float">
            <text:p>51209900</text:p>
          </table:table-cell>
          <table:table-cell office:value-type="float" office:value="51204300" calcext:value-type="float">
            <text:p>51204300</text:p>
          </table:table-cell>
          <table:table-cell office:value-type="float" office:value="51205100" calcext:value-type="float">
            <text:p>51205100</text:p>
          </table:table-cell>
          <table:table-cell office:value-type="float" office:value="51205900" calcext:value-type="float">
            <text:p>51205900</text:p>
          </table:table-cell>
          <table:table-cell office:value-type="float" office:value="51208300" calcext:value-type="float">
            <text:p>51208300</text:p>
          </table:table-cell>
          <table:table-cell office:value-type="float" office:value="51208100" calcext:value-type="float">
            <text:p>51208100</text:p>
          </table:table-cell>
          <table:table-cell office:value-type="float" office:value="51204700" calcext:value-type="float">
            <text:p>51204700</text:p>
          </table:table-cell>
          <table:table-cell office:value-type="float" office:value="51205100" calcext:value-type="float">
            <text:p>51205100</text:p>
          </table:table-cell>
          <table:table-cell office:value-type="float" office:value="51208600" calcext:value-type="float">
            <text:p>51208600</text:p>
          </table:table-cell>
          <table:table-cell office:value-type="float" office:value="51204900" calcext:value-type="float">
            <text:p>51204900</text:p>
          </table:table-cell>
          <table:table-cell office:value-type="float" office:value="51208500" calcext:value-type="float">
            <text:p>51208500</text:p>
          </table:table-cell>
          <table:table-cell office:value-type="float" office:value="51203800" calcext:value-type="float">
            <text:p>51203800</text:p>
          </table:table-cell>
          <table:table-cell office:value-type="float" office:value="51205500" calcext:value-type="float">
            <text:p>51205500</text:p>
          </table:table-cell>
          <table:table-cell office:value-type="float" office:value="51207400" calcext:value-type="float">
            <text:p>51207400</text:p>
          </table:table-cell>
          <table:table-cell office:value-type="float" office:value="51205300" calcext:value-type="float">
            <text:p>51205300</text:p>
          </table:table-cell>
          <table:table-cell office:value-type="float" office:value="51210400" calcext:value-type="float">
            <text:p>51210400</text:p>
          </table:table-cell>
          <table:table-cell office:value-type="float" office:value="51267100" calcext:value-type="float">
            <text:p>51267100</text:p>
          </table:table-cell>
          <table:table-cell office:value-type="float" office:value="51265500" calcext:value-type="float">
            <text:p>51265500</text:p>
          </table:table-cell>
          <table:table-cell office:value-type="float" office:value="51266500" calcext:value-type="float">
            <text:p>51266500</text:p>
          </table:table-cell>
          <table:table-cell office:value-type="float" office:value="51267200" calcext:value-type="float">
            <text:p>51267200</text:p>
          </table:table-cell>
          <table:table-cell office:value-type="float" office:value="51265300" calcext:value-type="float">
            <text:p>51265300</text:p>
          </table:table-cell>
          <table:table-cell office:value-type="float" office:value="51265400" calcext:value-type="float">
            <text:p>51265400</text:p>
          </table:table-cell>
          <table:table-cell office:value-type="float" office:value="51266500" calcext:value-type="float">
            <text:p>51266500</text:p>
          </table:table-cell>
          <table:table-cell office:value-type="float" office:value="51265000" calcext:value-type="float">
            <text:p>51265000</text:p>
          </table:table-cell>
          <table:table-cell office:value-type="float" office:value="51267600" calcext:value-type="float">
            <text:p>51267600</text:p>
          </table:table-cell>
          <table:table-cell office:value-type="float" office:value="51263700" calcext:value-type="float">
            <text:p>51263700</text:p>
          </table:table-cell>
          <table:table-cell office:value-type="float" office:value="51264900" calcext:value-type="float">
            <text:p>51264900</text:p>
          </table:table-cell>
          <table:table-cell office:value-type="float" office:value="51265000" calcext:value-type="float">
            <text:p>51265000</text:p>
          </table:table-cell>
          <table:table-cell office:value-type="float" office:value="51261700" calcext:value-type="float">
            <text:p>51261700</text:p>
          </table:table-cell>
          <table:table-cell office:value-type="float" office:value="51265300" calcext:value-type="float">
            <text:p>51265300</text:p>
          </table:table-cell>
          <table:table-cell office:value-type="float" office:value="51265200" calcext:value-type="float">
            <text:p>51265200</text:p>
          </table:table-cell>
          <table:table-cell office:value-type="float" office:value="51265700" calcext:value-type="float">
            <text:p>51265700</text:p>
          </table:table-cell>
          <table:table-cell office:value-type="float" office:value="51264600" calcext:value-type="float">
            <text:p>51264600</text:p>
          </table:table-cell>
          <table:table-cell office:value-type="float" office:value="51264400" calcext:value-type="float">
            <text:p>51264400</text:p>
          </table:table-cell>
          <table:table-cell office:value-type="float" office:value="51265300" calcext:value-type="float">
            <text:p>51265300</text:p>
          </table:table-cell>
          <table:table-cell office:value-type="float" office:value="51264900" calcext:value-type="float">
            <text:p>51264900</text:p>
          </table:table-cell>
          <table:table-cell office:value-type="float" office:value="51267800" calcext:value-type="float">
            <text:p>51267800</text:p>
          </table:table-cell>
          <table:table-cell table:number-columns-repeated="15" office:value-type="float" office:value="51267700" calcext:value-type="float">
            <text:p>51267700</text:p>
          </table:table-cell>
          <table:table-cell office:value-type="float" office:value="51267800" calcext:value-type="float">
            <text:p>51267800</text:p>
          </table:table-cell>
          <table:table-cell table:number-columns-repeated="3" office:value-type="float" office:value="51267700" calcext:value-type="float">
            <text:p>51267700</text:p>
          </table:table-cell>
          <table:table-cell office:value-type="float" office:value="51272700" calcext:value-type="float">
            <text:p>51272700</text:p>
          </table:table-cell>
          <table:table-cell table:number-columns-repeated="2"/>
          <table:table-cell table:formula="of:=MAX([.A5])" office:value-type="float" office:value="51074400" calcext:value-type="float">
            <text:p>51074400</text:p>
          </table:table-cell>
          <table:table-cell table:number-columns-repeated="3"/>
        </table:table-row>
        <table:table-row table:style-name="ro1">
          <table:table-cell office:value-type="float" office:value="50688700" calcext:value-type="float">
            <text:p>50688700</text:p>
          </table:table-cell>
          <table:table-cell office:value-type="float" office:value="50675200" calcext:value-type="float">
            <text:p>50675200</text:p>
          </table:table-cell>
          <table:table-cell office:value-type="float" office:value="50679300" calcext:value-type="float">
            <text:p>50679300</text:p>
          </table:table-cell>
          <table:table-cell office:value-type="float" office:value="50696400" calcext:value-type="float">
            <text:p>50696400</text:p>
          </table:table-cell>
          <table:table-cell office:value-type="float" office:value="50662200" calcext:value-type="float">
            <text:p>50662200</text:p>
          </table:table-cell>
          <table:table-cell office:value-type="float" office:value="50674000" calcext:value-type="float">
            <text:p>50674000</text:p>
          </table:table-cell>
          <table:table-cell office:value-type="float" office:value="50707300" calcext:value-type="float">
            <text:p>50707300</text:p>
          </table:table-cell>
          <table:table-cell office:value-type="float" office:value="50676700" calcext:value-type="float">
            <text:p>50676700</text:p>
          </table:table-cell>
          <table:table-cell office:value-type="float" office:value="50699800" calcext:value-type="float">
            <text:p>50699800</text:p>
          </table:table-cell>
          <table:table-cell office:value-type="float" office:value="50713900" calcext:value-type="float">
            <text:p>50713900</text:p>
          </table:table-cell>
          <table:table-cell office:value-type="float" office:value="50699600" calcext:value-type="float">
            <text:p>50699600</text:p>
          </table:table-cell>
          <table:table-cell office:value-type="float" office:value="50675700" calcext:value-type="float">
            <text:p>50675700</text:p>
          </table:table-cell>
          <table:table-cell office:value-type="float" office:value="50684100" calcext:value-type="float">
            <text:p>50684100</text:p>
          </table:table-cell>
          <table:table-cell table:number-columns-repeated="2" office:value-type="float" office:value="50687900" calcext:value-type="float">
            <text:p>50687900</text:p>
          </table:table-cell>
          <table:table-cell office:value-type="float" office:value="50700900" calcext:value-type="float">
            <text:p>50700900</text:p>
          </table:table-cell>
          <table:table-cell office:value-type="float" office:value="50703900" calcext:value-type="float">
            <text:p>50703900</text:p>
          </table:table-cell>
          <table:table-cell office:value-type="float" office:value="50687200" calcext:value-type="float">
            <text:p>50687200</text:p>
          </table:table-cell>
          <table:table-cell office:value-type="float" office:value="50683500" calcext:value-type="float">
            <text:p>50683500</text:p>
          </table:table-cell>
          <table:table-cell office:value-type="float" office:value="50705700" calcext:value-type="float">
            <text:p>50705700</text:p>
          </table:table-cell>
          <table:table-cell office:value-type="float" office:value="50819900" calcext:value-type="float">
            <text:p>50819900</text:p>
          </table:table-cell>
          <table:table-cell office:value-type="float" office:value="50818100" calcext:value-type="float">
            <text:p>50818100</text:p>
          </table:table-cell>
          <table:table-cell office:value-type="float" office:value="50820800" calcext:value-type="float">
            <text:p>50820800</text:p>
          </table:table-cell>
          <table:table-cell office:value-type="float" office:value="50820600" calcext:value-type="float">
            <text:p>50820600</text:p>
          </table:table-cell>
          <table:table-cell office:value-type="float" office:value="50818100" calcext:value-type="float">
            <text:p>50818100</text:p>
          </table:table-cell>
          <table:table-cell office:value-type="float" office:value="50820000" calcext:value-type="float">
            <text:p>50820000</text:p>
          </table:table-cell>
          <table:table-cell office:value-type="float" office:value="50821400" calcext:value-type="float">
            <text:p>50821400</text:p>
          </table:table-cell>
          <table:table-cell office:value-type="float" office:value="50817000" calcext:value-type="float">
            <text:p>50817000</text:p>
          </table:table-cell>
          <table:table-cell office:value-type="float" office:value="50814200" calcext:value-type="float">
            <text:p>50814200</text:p>
          </table:table-cell>
          <table:table-cell office:value-type="float" office:value="50819200" calcext:value-type="float">
            <text:p>50819200</text:p>
          </table:table-cell>
          <table:table-cell office:value-type="float" office:value="50817600" calcext:value-type="float">
            <text:p>50817600</text:p>
          </table:table-cell>
          <table:table-cell office:value-type="float" office:value="50818800" calcext:value-type="float">
            <text:p>50818800</text:p>
          </table:table-cell>
          <table:table-cell office:value-type="float" office:value="50819600" calcext:value-type="float">
            <text:p>50819600</text:p>
          </table:table-cell>
          <table:table-cell office:value-type="float" office:value="50821300" calcext:value-type="float">
            <text:p>50821300</text:p>
          </table:table-cell>
          <table:table-cell office:value-type="float" office:value="50821900" calcext:value-type="float">
            <text:p>50821900</text:p>
          </table:table-cell>
          <table:table-cell office:value-type="float" office:value="50818500" calcext:value-type="float">
            <text:p>50818500</text:p>
          </table:table-cell>
          <table:table-cell office:value-type="float" office:value="50818800" calcext:value-type="float">
            <text:p>50818800</text:p>
          </table:table-cell>
          <table:table-cell office:value-type="float" office:value="50819300" calcext:value-type="float">
            <text:p>50819300</text:p>
          </table:table-cell>
          <table:table-cell office:value-type="float" office:value="50820500" calcext:value-type="float">
            <text:p>50820500</text:p>
          </table:table-cell>
          <table:table-cell office:value-type="float" office:value="50818200" calcext:value-type="float">
            <text:p>50818200</text:p>
          </table:table-cell>
          <table:table-cell office:value-type="float" office:value="50889500" calcext:value-type="float">
            <text:p>50889500</text:p>
          </table:table-cell>
          <table:table-cell office:value-type="float" office:value="50890200" calcext:value-type="float">
            <text:p>50890200</text:p>
          </table:table-cell>
          <table:table-cell office:value-type="float" office:value="50886800" calcext:value-type="float">
            <text:p>50886800</text:p>
          </table:table-cell>
          <table:table-cell office:value-type="float" office:value="50894200" calcext:value-type="float">
            <text:p>50894200</text:p>
          </table:table-cell>
          <table:table-cell office:value-type="float" office:value="50889900" calcext:value-type="float">
            <text:p>50889900</text:p>
          </table:table-cell>
          <table:table-cell office:value-type="float" office:value="50887300" calcext:value-type="float">
            <text:p>50887300</text:p>
          </table:table-cell>
          <table:table-cell office:value-type="float" office:value="50891100" calcext:value-type="float">
            <text:p>50891100</text:p>
          </table:table-cell>
          <table:table-cell office:value-type="float" office:value="50889500" calcext:value-type="float">
            <text:p>50889500</text:p>
          </table:table-cell>
          <table:table-cell office:value-type="float" office:value="50884900" calcext:value-type="float">
            <text:p>50884900</text:p>
          </table:table-cell>
          <table:table-cell office:value-type="float" office:value="50890900" calcext:value-type="float">
            <text:p>50890900</text:p>
          </table:table-cell>
          <table:table-cell office:value-type="float" office:value="50888300" calcext:value-type="float">
            <text:p>50888300</text:p>
          </table:table-cell>
          <table:table-cell office:value-type="float" office:value="50892700" calcext:value-type="float">
            <text:p>50892700</text:p>
          </table:table-cell>
          <table:table-cell office:value-type="float" office:value="50893900" calcext:value-type="float">
            <text:p>50893900</text:p>
          </table:table-cell>
          <table:table-cell office:value-type="float" office:value="50889600" calcext:value-type="float">
            <text:p>50889600</text:p>
          </table:table-cell>
          <table:table-cell office:value-type="float" office:value="50892300" calcext:value-type="float">
            <text:p>50892300</text:p>
          </table:table-cell>
          <table:table-cell office:value-type="float" office:value="50890800" calcext:value-type="float">
            <text:p>50890800</text:p>
          </table:table-cell>
          <table:table-cell office:value-type="float" office:value="50893000" calcext:value-type="float">
            <text:p>50893000</text:p>
          </table:table-cell>
          <table:table-cell office:value-type="float" office:value="50891500" calcext:value-type="float">
            <text:p>50891500</text:p>
          </table:table-cell>
          <table:table-cell office:value-type="float" office:value="50891300" calcext:value-type="float">
            <text:p>50891300</text:p>
          </table:table-cell>
          <table:table-cell office:value-type="float" office:value="50889900" calcext:value-type="float">
            <text:p>50889900</text:p>
          </table:table-cell>
          <table:table-cell office:value-type="float" office:value="50894200" calcext:value-type="float">
            <text:p>50894200</text:p>
          </table:table-cell>
          <table:table-cell office:value-type="float" office:value="50894400" calcext:value-type="float">
            <text:p>50894400</text:p>
          </table:table-cell>
          <table:table-cell office:value-type="float" office:value="50894500" calcext:value-type="float">
            <text:p>50894500</text:p>
          </table:table-cell>
          <table:table-cell table:number-columns-repeated="5" office:value-type="float" office:value="50894200" calcext:value-type="float">
            <text:p>50894200</text:p>
          </table:table-cell>
          <table:table-cell office:value-type="float" office:value="50894400" calcext:value-type="float">
            <text:p>50894400</text:p>
          </table:table-cell>
          <table:table-cell table:number-columns-repeated="6" office:value-type="float" office:value="50894200" calcext:value-type="float">
            <text:p>50894200</text:p>
          </table:table-cell>
          <table:table-cell office:value-type="float" office:value="50894300" calcext:value-type="float">
            <text:p>50894300</text:p>
          </table:table-cell>
          <table:table-cell table:number-columns-repeated="4" office:value-type="float" office:value="50894200" calcext:value-type="float">
            <text:p>50894200</text:p>
          </table:table-cell>
          <table:table-cell office:value-type="float" office:value="50894500" calcext:value-type="float">
            <text:p>50894500</text:p>
          </table:table-cell>
          <table:table-cell table:number-columns-repeated="2"/>
          <table:table-cell table:formula="of:=MAX([.A6])" office:value-type="float" office:value="50688700" calcext:value-type="float">
            <text:p>50688700</text:p>
          </table:table-cell>
          <table:table-cell table:number-columns-repeated="3"/>
        </table:table-row>
        <table:table-row table:style-name="ro1">
          <table:table-cell office:value-type="float" office:value="50875300" calcext:value-type="float">
            <text:p>50875300</text:p>
          </table:table-cell>
          <table:table-cell office:value-type="float" office:value="50893800" calcext:value-type="float">
            <text:p>50893800</text:p>
          </table:table-cell>
          <table:table-cell office:value-type="float" office:value="50871400" calcext:value-type="float">
            <text:p>50871400</text:p>
          </table:table-cell>
          <table:table-cell office:value-type="float" office:value="50885600" calcext:value-type="float">
            <text:p>50885600</text:p>
          </table:table-cell>
          <table:table-cell office:value-type="float" office:value="50872100" calcext:value-type="float">
            <text:p>50872100</text:p>
          </table:table-cell>
          <table:table-cell office:value-type="float" office:value="50880800" calcext:value-type="float">
            <text:p>50880800</text:p>
          </table:table-cell>
          <table:table-cell office:value-type="float" office:value="50879100" calcext:value-type="float">
            <text:p>50879100</text:p>
          </table:table-cell>
          <table:table-cell office:value-type="float" office:value="50866200" calcext:value-type="float">
            <text:p>50866200</text:p>
          </table:table-cell>
          <table:table-cell office:value-type="float" office:value="50888400" calcext:value-type="float">
            <text:p>50888400</text:p>
          </table:table-cell>
          <table:table-cell office:value-type="float" office:value="50870400" calcext:value-type="float">
            <text:p>50870400</text:p>
          </table:table-cell>
          <table:table-cell office:value-type="float" office:value="50878100" calcext:value-type="float">
            <text:p>50878100</text:p>
          </table:table-cell>
          <table:table-cell office:value-type="float" office:value="50893500" calcext:value-type="float">
            <text:p>50893500</text:p>
          </table:table-cell>
          <table:table-cell office:value-type="float" office:value="50875500" calcext:value-type="float">
            <text:p>50875500</text:p>
          </table:table-cell>
          <table:table-cell office:value-type="float" office:value="50862200" calcext:value-type="float">
            <text:p>50862200</text:p>
          </table:table-cell>
          <table:table-cell office:value-type="float" office:value="50874600" calcext:value-type="float">
            <text:p>50874600</text:p>
          </table:table-cell>
          <table:table-cell office:value-type="float" office:value="50857400" calcext:value-type="float">
            <text:p>50857400</text:p>
          </table:table-cell>
          <table:table-cell office:value-type="float" office:value="50872700" calcext:value-type="float">
            <text:p>50872700</text:p>
          </table:table-cell>
          <table:table-cell office:value-type="float" office:value="50882900" calcext:value-type="float">
            <text:p>50882900</text:p>
          </table:table-cell>
          <table:table-cell office:value-type="float" office:value="50880800" calcext:value-type="float">
            <text:p>50880800</text:p>
          </table:table-cell>
          <table:table-cell office:value-type="float" office:value="50887800" calcext:value-type="float">
            <text:p>50887800</text:p>
          </table:table-cell>
          <table:table-cell office:value-type="float" office:value="51018400" calcext:value-type="float">
            <text:p>51018400</text:p>
          </table:table-cell>
          <table:table-cell office:value-type="float" office:value="51019900" calcext:value-type="float">
            <text:p>51019900</text:p>
          </table:table-cell>
          <table:table-cell office:value-type="float" office:value="51016700" calcext:value-type="float">
            <text:p>51016700</text:p>
          </table:table-cell>
          <table:table-cell office:value-type="float" office:value="51019000" calcext:value-type="float">
            <text:p>51019000</text:p>
          </table:table-cell>
          <table:table-cell office:value-type="float" office:value="51016500" calcext:value-type="float">
            <text:p>51016500</text:p>
          </table:table-cell>
          <table:table-cell office:value-type="float" office:value="51015700" calcext:value-type="float">
            <text:p>51015700</text:p>
          </table:table-cell>
          <table:table-cell office:value-type="float" office:value="51018800" calcext:value-type="float">
            <text:p>51018800</text:p>
          </table:table-cell>
          <table:table-cell office:value-type="float" office:value="51017400" calcext:value-type="float">
            <text:p>51017400</text:p>
          </table:table-cell>
          <table:table-cell office:value-type="float" office:value="51017800" calcext:value-type="float">
            <text:p>51017800</text:p>
          </table:table-cell>
          <table:table-cell office:value-type="float" office:value="51020300" calcext:value-type="float">
            <text:p>51020300</text:p>
          </table:table-cell>
          <table:table-cell office:value-type="float" office:value="51018300" calcext:value-type="float">
            <text:p>51018300</text:p>
          </table:table-cell>
          <table:table-cell office:value-type="float" office:value="51012600" calcext:value-type="float">
            <text:p>51012600</text:p>
          </table:table-cell>
          <table:table-cell office:value-type="float" office:value="51017500" calcext:value-type="float">
            <text:p>51017500</text:p>
          </table:table-cell>
          <table:table-cell office:value-type="float" office:value="51020200" calcext:value-type="float">
            <text:p>51020200</text:p>
          </table:table-cell>
          <table:table-cell office:value-type="float" office:value="51015400" calcext:value-type="float">
            <text:p>51015400</text:p>
          </table:table-cell>
          <table:table-cell office:value-type="float" office:value="51016800" calcext:value-type="float">
            <text:p>51016800</text:p>
          </table:table-cell>
          <table:table-cell office:value-type="float" office:value="51019900" calcext:value-type="float">
            <text:p>51019900</text:p>
          </table:table-cell>
          <table:table-cell office:value-type="float" office:value="51020800" calcext:value-type="float">
            <text:p>51020800</text:p>
          </table:table-cell>
          <table:table-cell office:value-type="float" office:value="51017600" calcext:value-type="float">
            <text:p>51017600</text:p>
          </table:table-cell>
          <table:table-cell office:value-type="float" office:value="51015400" calcext:value-type="float">
            <text:p>51015400</text:p>
          </table:table-cell>
          <table:table-cell office:value-type="float" office:value="51086200" calcext:value-type="float">
            <text:p>51086200</text:p>
          </table:table-cell>
          <table:table-cell office:value-type="float" office:value="51091700" calcext:value-type="float">
            <text:p>51091700</text:p>
          </table:table-cell>
          <table:table-cell office:value-type="float" office:value="51090300" calcext:value-type="float">
            <text:p>51090300</text:p>
          </table:table-cell>
          <table:table-cell office:value-type="float" office:value="51093500" calcext:value-type="float">
            <text:p>51093500</text:p>
          </table:table-cell>
          <table:table-cell office:value-type="float" office:value="51090200" calcext:value-type="float">
            <text:p>51090200</text:p>
          </table:table-cell>
          <table:table-cell office:value-type="float" office:value="51092000" calcext:value-type="float">
            <text:p>51092000</text:p>
          </table:table-cell>
          <table:table-cell office:value-type="float" office:value="51089100" calcext:value-type="float">
            <text:p>51089100</text:p>
          </table:table-cell>
          <table:table-cell office:value-type="float" office:value="51088800" calcext:value-type="float">
            <text:p>51088800</text:p>
          </table:table-cell>
          <table:table-cell office:value-type="float" office:value="51089600" calcext:value-type="float">
            <text:p>51089600</text:p>
          </table:table-cell>
          <table:table-cell office:value-type="float" office:value="51089100" calcext:value-type="float">
            <text:p>51089100</text:p>
          </table:table-cell>
          <table:table-cell office:value-type="float" office:value="51093000" calcext:value-type="float">
            <text:p>51093000</text:p>
          </table:table-cell>
          <table:table-cell office:value-type="float" office:value="51093200" calcext:value-type="float">
            <text:p>51093200</text:p>
          </table:table-cell>
          <table:table-cell office:value-type="float" office:value="51090400" calcext:value-type="float">
            <text:p>51090400</text:p>
          </table:table-cell>
          <table:table-cell office:value-type="float" office:value="51092700" calcext:value-type="float">
            <text:p>51092700</text:p>
          </table:table-cell>
          <table:table-cell office:value-type="float" office:value="51090700" calcext:value-type="float">
            <text:p>51090700</text:p>
          </table:table-cell>
          <table:table-cell office:value-type="float" office:value="51088900" calcext:value-type="float">
            <text:p>51088900</text:p>
          </table:table-cell>
          <table:table-cell office:value-type="float" office:value="51088300" calcext:value-type="float">
            <text:p>51088300</text:p>
          </table:table-cell>
          <table:table-cell office:value-type="float" office:value="51092900" calcext:value-type="float">
            <text:p>51092900</text:p>
          </table:table-cell>
          <table:table-cell office:value-type="float" office:value="51090300" calcext:value-type="float">
            <text:p>51090300</text:p>
          </table:table-cell>
          <table:table-cell office:value-type="float" office:value="51088600" calcext:value-type="float">
            <text:p>51088600</text:p>
          </table:table-cell>
          <table:table-cell table:number-columns-repeated="11" office:value-type="float" office:value="51094800" calcext:value-type="float">
            <text:p>51094800</text:p>
          </table:table-cell>
          <table:table-cell office:value-type="float" office:value="51094900" calcext:value-type="float">
            <text:p>51094900</text:p>
          </table:table-cell>
          <table:table-cell table:number-columns-repeated="6" office:value-type="float" office:value="51094800" calcext:value-type="float">
            <text:p>51094800</text:p>
          </table:table-cell>
          <table:table-cell office:value-type="float" office:value="51094900" calcext:value-type="float">
            <text:p>51094900</text:p>
          </table:table-cell>
          <table:table-cell office:value-type="float" office:value="51094800" calcext:value-type="float">
            <text:p>51094800</text:p>
          </table:table-cell>
          <table:table-cell office:value-type="float" office:value="51094900" calcext:value-type="float">
            <text:p>51094900</text:p>
          </table:table-cell>
          <table:table-cell table:number-columns-repeated="2"/>
          <table:table-cell table:formula="of:=MAX([.A7])" office:value-type="float" office:value="50875300" calcext:value-type="float">
            <text:p>50875300</text:p>
          </table:table-cell>
          <table:table-cell/>
          <table:table-cell table:formula="of:=MAX([.CF4:.CF13])" office:value-type="float" office:value="51356000" calcext:value-type="float">
            <text:p>5.136E+07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50888800" calcext:value-type="float">
            <text:p>50888800</text:p>
          </table:table-cell>
          <table:table-cell office:value-type="float" office:value="50872000" calcext:value-type="float">
            <text:p>50872000</text:p>
          </table:table-cell>
          <table:table-cell office:value-type="float" office:value="50867100" calcext:value-type="float">
            <text:p>50867100</text:p>
          </table:table-cell>
          <table:table-cell office:value-type="float" office:value="50879500" calcext:value-type="float">
            <text:p>50879500</text:p>
          </table:table-cell>
          <table:table-cell office:value-type="float" office:value="50903200" calcext:value-type="float">
            <text:p>50903200</text:p>
          </table:table-cell>
          <table:table-cell office:value-type="float" office:value="50877200" calcext:value-type="float">
            <text:p>50877200</text:p>
          </table:table-cell>
          <table:table-cell office:value-type="float" office:value="50879300" calcext:value-type="float">
            <text:p>50879300</text:p>
          </table:table-cell>
          <table:table-cell office:value-type="float" office:value="50881500" calcext:value-type="float">
            <text:p>50881500</text:p>
          </table:table-cell>
          <table:table-cell office:value-type="float" office:value="50870600" calcext:value-type="float">
            <text:p>50870600</text:p>
          </table:table-cell>
          <table:table-cell office:value-type="float" office:value="50861000" calcext:value-type="float">
            <text:p>50861000</text:p>
          </table:table-cell>
          <table:table-cell office:value-type="float" office:value="50863900" calcext:value-type="float">
            <text:p>50863900</text:p>
          </table:table-cell>
          <table:table-cell office:value-type="float" office:value="50886500" calcext:value-type="float">
            <text:p>50886500</text:p>
          </table:table-cell>
          <table:table-cell office:value-type="float" office:value="50867700" calcext:value-type="float">
            <text:p>50867700</text:p>
          </table:table-cell>
          <table:table-cell office:value-type="float" office:value="50908000" calcext:value-type="float">
            <text:p>50908000</text:p>
          </table:table-cell>
          <table:table-cell office:value-type="float" office:value="50888600" calcext:value-type="float">
            <text:p>50888600</text:p>
          </table:table-cell>
          <table:table-cell office:value-type="float" office:value="50894600" calcext:value-type="float">
            <text:p>50894600</text:p>
          </table:table-cell>
          <table:table-cell office:value-type="float" office:value="50898800" calcext:value-type="float">
            <text:p>50898800</text:p>
          </table:table-cell>
          <table:table-cell office:value-type="float" office:value="50868700" calcext:value-type="float">
            <text:p>50868700</text:p>
          </table:table-cell>
          <table:table-cell office:value-type="float" office:value="50874100" calcext:value-type="float">
            <text:p>50874100</text:p>
          </table:table-cell>
          <table:table-cell office:value-type="float" office:value="50898200" calcext:value-type="float">
            <text:p>50898200</text:p>
          </table:table-cell>
          <table:table-cell office:value-type="float" office:value="51018900" calcext:value-type="float">
            <text:p>51018900</text:p>
          </table:table-cell>
          <table:table-cell office:value-type="float" office:value="51019200" calcext:value-type="float">
            <text:p>51019200</text:p>
          </table:table-cell>
          <table:table-cell office:value-type="float" office:value="51019100" calcext:value-type="float">
            <text:p>51019100</text:p>
          </table:table-cell>
          <table:table-cell office:value-type="float" office:value="51020400" calcext:value-type="float">
            <text:p>51020400</text:p>
          </table:table-cell>
          <table:table-cell office:value-type="float" office:value="51019600" calcext:value-type="float">
            <text:p>51019600</text:p>
          </table:table-cell>
          <table:table-cell office:value-type="float" office:value="51016700" calcext:value-type="float">
            <text:p>51016700</text:p>
          </table:table-cell>
          <table:table-cell office:value-type="float" office:value="51017500" calcext:value-type="float">
            <text:p>51017500</text:p>
          </table:table-cell>
          <table:table-cell office:value-type="float" office:value="51015900" calcext:value-type="float">
            <text:p>51015900</text:p>
          </table:table-cell>
          <table:table-cell office:value-type="float" office:value="51016600" calcext:value-type="float">
            <text:p>51016600</text:p>
          </table:table-cell>
          <table:table-cell office:value-type="float" office:value="51016500" calcext:value-type="float">
            <text:p>51016500</text:p>
          </table:table-cell>
          <table:table-cell office:value-type="float" office:value="51013400" calcext:value-type="float">
            <text:p>51013400</text:p>
          </table:table-cell>
          <table:table-cell office:value-type="float" office:value="51014600" calcext:value-type="float">
            <text:p>51014600</text:p>
          </table:table-cell>
          <table:table-cell office:value-type="float" office:value="51016400" calcext:value-type="float">
            <text:p>51016400</text:p>
          </table:table-cell>
          <table:table-cell office:value-type="float" office:value="51018400" calcext:value-type="float">
            <text:p>51018400</text:p>
          </table:table-cell>
          <table:table-cell office:value-type="float" office:value="51016800" calcext:value-type="float">
            <text:p>51016800</text:p>
          </table:table-cell>
          <table:table-cell office:value-type="float" office:value="51013400" calcext:value-type="float">
            <text:p>51013400</text:p>
          </table:table-cell>
          <table:table-cell office:value-type="float" office:value="51009800" calcext:value-type="float">
            <text:p>51009800</text:p>
          </table:table-cell>
          <table:table-cell office:value-type="float" office:value="51016900" calcext:value-type="float">
            <text:p>51016900</text:p>
          </table:table-cell>
          <table:table-cell office:value-type="float" office:value="51019300" calcext:value-type="float">
            <text:p>51019300</text:p>
          </table:table-cell>
          <table:table-cell office:value-type="float" office:value="51016100" calcext:value-type="float">
            <text:p>51016100</text:p>
          </table:table-cell>
          <table:table-cell office:value-type="float" office:value="51106300" calcext:value-type="float">
            <text:p>51106300</text:p>
          </table:table-cell>
          <table:table-cell office:value-type="float" office:value="51103500" calcext:value-type="float">
            <text:p>51103500</text:p>
          </table:table-cell>
          <table:table-cell table:number-columns-repeated="2" office:value-type="float" office:value="51102600" calcext:value-type="float">
            <text:p>51102600</text:p>
          </table:table-cell>
          <table:table-cell office:value-type="float" office:value="51105000" calcext:value-type="float">
            <text:p>51105000</text:p>
          </table:table-cell>
          <table:table-cell office:value-type="float" office:value="51102900" calcext:value-type="float">
            <text:p>51102900</text:p>
          </table:table-cell>
          <table:table-cell office:value-type="float" office:value="51104800" calcext:value-type="float">
            <text:p>51104800</text:p>
          </table:table-cell>
          <table:table-cell office:value-type="float" office:value="51108800" calcext:value-type="float">
            <text:p>51108800</text:p>
          </table:table-cell>
          <table:table-cell office:value-type="float" office:value="51103000" calcext:value-type="float">
            <text:p>51103000</text:p>
          </table:table-cell>
          <table:table-cell office:value-type="float" office:value="51107000" calcext:value-type="float">
            <text:p>51107000</text:p>
          </table:table-cell>
          <table:table-cell office:value-type="float" office:value="51104800" calcext:value-type="float">
            <text:p>51104800</text:p>
          </table:table-cell>
          <table:table-cell office:value-type="float" office:value="51106100" calcext:value-type="float">
            <text:p>51106100</text:p>
          </table:table-cell>
          <table:table-cell office:value-type="float" office:value="51104700" calcext:value-type="float">
            <text:p>51104700</text:p>
          </table:table-cell>
          <table:table-cell table:number-columns-repeated="2" office:value-type="float" office:value="51107800" calcext:value-type="float">
            <text:p>51107800</text:p>
          </table:table-cell>
          <table:table-cell office:value-type="float" office:value="51103800" calcext:value-type="float">
            <text:p>51103800</text:p>
          </table:table-cell>
          <table:table-cell table:number-columns-repeated="2" office:value-type="float" office:value="51104000" calcext:value-type="float">
            <text:p>51104000</text:p>
          </table:table-cell>
          <table:table-cell office:value-type="float" office:value="51104200" calcext:value-type="float">
            <text:p>51104200</text:p>
          </table:table-cell>
          <table:table-cell office:value-type="float" office:value="51104600" calcext:value-type="float">
            <text:p>51104600</text:p>
          </table:table-cell>
          <table:table-cell table:number-columns-repeated="2" office:value-type="float" office:value="51115100" calcext:value-type="float">
            <text:p>51115100</text:p>
          </table:table-cell>
          <table:table-cell office:value-type="float" office:value="51115200" calcext:value-type="float">
            <text:p>51115200</text:p>
          </table:table-cell>
          <table:table-cell table:number-columns-repeated="5" office:value-type="float" office:value="51115100" calcext:value-type="float">
            <text:p>51115100</text:p>
          </table:table-cell>
          <table:table-cell office:value-type="float" office:value="51115200" calcext:value-type="float">
            <text:p>51115200</text:p>
          </table:table-cell>
          <table:table-cell office:value-type="float" office:value="51115100" calcext:value-type="float">
            <text:p>51115100</text:p>
          </table:table-cell>
          <table:table-cell table:number-columns-repeated="2" office:value-type="float" office:value="51115200" calcext:value-type="float">
            <text:p>51115200</text:p>
          </table:table-cell>
          <table:table-cell office:value-type="float" office:value="51115000" calcext:value-type="float">
            <text:p>51115000</text:p>
          </table:table-cell>
          <table:table-cell office:value-type="float" office:value="51115200" calcext:value-type="float">
            <text:p>51115200</text:p>
          </table:table-cell>
          <table:table-cell office:value-type="float" office:value="51115000" calcext:value-type="float">
            <text:p>51115000</text:p>
          </table:table-cell>
          <table:table-cell table:number-columns-repeated="2" office:value-type="float" office:value="51115200" calcext:value-type="float">
            <text:p>51115200</text:p>
          </table:table-cell>
          <table:table-cell office:value-type="float" office:value="51115100" calcext:value-type="float">
            <text:p>51115100</text:p>
          </table:table-cell>
          <table:table-cell office:value-type="float" office:value="51115300" calcext:value-type="float">
            <text:p>51115300</text:p>
          </table:table-cell>
          <table:table-cell office:value-type="float" office:value="51115100" calcext:value-type="float">
            <text:p>51115100</text:p>
          </table:table-cell>
          <table:table-cell office:value-type="float" office:value="51122500" calcext:value-type="float">
            <text:p>51122500</text:p>
          </table:table-cell>
          <table:table-cell table:number-columns-repeated="2"/>
          <table:table-cell table:formula="of:=MAX([.A8])" office:value-type="float" office:value="50888800" calcext:value-type="float">
            <text:p>50888800</text:p>
          </table:table-cell>
          <table:table-cell table:number-columns-repeated="3"/>
        </table:table-row>
        <table:table-row table:style-name="ro1">
          <table:table-cell office:value-type="float" office:value="51341300" calcext:value-type="float">
            <text:p>51341300</text:p>
          </table:table-cell>
          <table:table-cell office:value-type="float" office:value="51360500" calcext:value-type="float">
            <text:p>51360500</text:p>
          </table:table-cell>
          <table:table-cell office:value-type="float" office:value="51340800" calcext:value-type="float">
            <text:p>51340800</text:p>
          </table:table-cell>
          <table:table-cell office:value-type="float" office:value="51348400" calcext:value-type="float">
            <text:p>51348400</text:p>
          </table:table-cell>
          <table:table-cell office:value-type="float" office:value="51348200" calcext:value-type="float">
            <text:p>51348200</text:p>
          </table:table-cell>
          <table:table-cell office:value-type="float" office:value="51355700" calcext:value-type="float">
            <text:p>51355700</text:p>
          </table:table-cell>
          <table:table-cell office:value-type="float" office:value="51340900" calcext:value-type="float">
            <text:p>51340900</text:p>
          </table:table-cell>
          <table:table-cell office:value-type="float" office:value="51354300" calcext:value-type="float">
            <text:p>51354300</text:p>
          </table:table-cell>
          <table:table-cell office:value-type="float" office:value="51331700" calcext:value-type="float">
            <text:p>51331700</text:p>
          </table:table-cell>
          <table:table-cell office:value-type="float" office:value="51326500" calcext:value-type="float">
            <text:p>51326500</text:p>
          </table:table-cell>
          <table:table-cell office:value-type="float" office:value="51360400" calcext:value-type="float">
            <text:p>51360400</text:p>
          </table:table-cell>
          <table:table-cell office:value-type="float" office:value="51358500" calcext:value-type="float">
            <text:p>51358500</text:p>
          </table:table-cell>
          <table:table-cell office:value-type="float" office:value="51341400" calcext:value-type="float">
            <text:p>51341400</text:p>
          </table:table-cell>
          <table:table-cell office:value-type="float" office:value="51344700" calcext:value-type="float">
            <text:p>51344700</text:p>
          </table:table-cell>
          <table:table-cell office:value-type="float" office:value="51331000" calcext:value-type="float">
            <text:p>51331000</text:p>
          </table:table-cell>
          <table:table-cell office:value-type="float" office:value="51338000" calcext:value-type="float">
            <text:p>51338000</text:p>
          </table:table-cell>
          <table:table-cell office:value-type="float" office:value="51333100" calcext:value-type="float">
            <text:p>51333100</text:p>
          </table:table-cell>
          <table:table-cell office:value-type="float" office:value="51350600" calcext:value-type="float">
            <text:p>51350600</text:p>
          </table:table-cell>
          <table:table-cell office:value-type="float" office:value="51351800" calcext:value-type="float">
            <text:p>51351800</text:p>
          </table:table-cell>
          <table:table-cell office:value-type="float" office:value="51350000" calcext:value-type="float">
            <text:p>51350000</text:p>
          </table:table-cell>
          <table:table-cell office:value-type="float" office:value="51468100" calcext:value-type="float">
            <text:p>51468100</text:p>
          </table:table-cell>
          <table:table-cell office:value-type="float" office:value="51466500" calcext:value-type="float">
            <text:p>51466500</text:p>
          </table:table-cell>
          <table:table-cell office:value-type="float" office:value="51467500" calcext:value-type="float">
            <text:p>51467500</text:p>
          </table:table-cell>
          <table:table-cell office:value-type="float" office:value="51467600" calcext:value-type="float">
            <text:p>51467600</text:p>
          </table:table-cell>
          <table:table-cell office:value-type="float" office:value="51468700" calcext:value-type="float">
            <text:p>51468700</text:p>
          </table:table-cell>
          <table:table-cell office:value-type="float" office:value="51469800" calcext:value-type="float">
            <text:p>51469800</text:p>
          </table:table-cell>
          <table:table-cell office:value-type="float" office:value="51466900" calcext:value-type="float">
            <text:p>51466900</text:p>
          </table:table-cell>
          <table:table-cell office:value-type="float" office:value="51466700" calcext:value-type="float">
            <text:p>51466700</text:p>
          </table:table-cell>
          <table:table-cell office:value-type="float" office:value="51466500" calcext:value-type="float">
            <text:p>51466500</text:p>
          </table:table-cell>
          <table:table-cell office:value-type="float" office:value="51467000" calcext:value-type="float">
            <text:p>51467000</text:p>
          </table:table-cell>
          <table:table-cell office:value-type="float" office:value="51469900" calcext:value-type="float">
            <text:p>51469900</text:p>
          </table:table-cell>
          <table:table-cell office:value-type="float" office:value="51469400" calcext:value-type="float">
            <text:p>51469400</text:p>
          </table:table-cell>
          <table:table-cell office:value-type="float" office:value="51467400" calcext:value-type="float">
            <text:p>51467400</text:p>
          </table:table-cell>
          <table:table-cell office:value-type="float" office:value="51466900" calcext:value-type="float">
            <text:p>51466900</text:p>
          </table:table-cell>
          <table:table-cell office:value-type="float" office:value="51466700" calcext:value-type="float">
            <text:p>51466700</text:p>
          </table:table-cell>
          <table:table-cell office:value-type="float" office:value="51466500" calcext:value-type="float">
            <text:p>51466500</text:p>
          </table:table-cell>
          <table:table-cell office:value-type="float" office:value="51463800" calcext:value-type="float">
            <text:p>51463800</text:p>
          </table:table-cell>
          <table:table-cell office:value-type="float" office:value="51466400" calcext:value-type="float">
            <text:p>51466400</text:p>
          </table:table-cell>
          <table:table-cell office:value-type="float" office:value="51466700" calcext:value-type="float">
            <text:p>51466700</text:p>
          </table:table-cell>
          <table:table-cell office:value-type="float" office:value="51469900" calcext:value-type="float">
            <text:p>51469900</text:p>
          </table:table-cell>
          <table:table-cell office:value-type="float" office:value="51519600" calcext:value-type="float">
            <text:p>51519600</text:p>
          </table:table-cell>
          <table:table-cell table:number-columns-repeated="2" office:value-type="float" office:value="51519500" calcext:value-type="float">
            <text:p>51519500</text:p>
          </table:table-cell>
          <table:table-cell office:value-type="float" office:value="51518800" calcext:value-type="float">
            <text:p>51518800</text:p>
          </table:table-cell>
          <table:table-cell office:value-type="float" office:value="51522000" calcext:value-type="float">
            <text:p>51522000</text:p>
          </table:table-cell>
          <table:table-cell office:value-type="float" office:value="51517100" calcext:value-type="float">
            <text:p>51517100</text:p>
          </table:table-cell>
          <table:table-cell office:value-type="float" office:value="51521000" calcext:value-type="float">
            <text:p>51521000</text:p>
          </table:table-cell>
          <table:table-cell office:value-type="float" office:value="51517900" calcext:value-type="float">
            <text:p>51517900</text:p>
          </table:table-cell>
          <table:table-cell office:value-type="float" office:value="51521000" calcext:value-type="float">
            <text:p>51521000</text:p>
          </table:table-cell>
          <table:table-cell office:value-type="float" office:value="51518500" calcext:value-type="float">
            <text:p>51518500</text:p>
          </table:table-cell>
          <table:table-cell office:value-type="float" office:value="51519300" calcext:value-type="float">
            <text:p>51519300</text:p>
          </table:table-cell>
          <table:table-cell office:value-type="float" office:value="51521000" calcext:value-type="float">
            <text:p>51521000</text:p>
          </table:table-cell>
          <table:table-cell office:value-type="float" office:value="51520700" calcext:value-type="float">
            <text:p>51520700</text:p>
          </table:table-cell>
          <table:table-cell office:value-type="float" office:value="51518900" calcext:value-type="float">
            <text:p>51518900</text:p>
          </table:table-cell>
          <table:table-cell office:value-type="float" office:value="51521000" calcext:value-type="float">
            <text:p>51521000</text:p>
          </table:table-cell>
          <table:table-cell office:value-type="float" office:value="51521400" calcext:value-type="float">
            <text:p>51521400</text:p>
          </table:table-cell>
          <table:table-cell office:value-type="float" office:value="51521600" calcext:value-type="float">
            <text:p>51521600</text:p>
          </table:table-cell>
          <table:table-cell office:value-type="float" office:value="51520500" calcext:value-type="float">
            <text:p>51520500</text:p>
          </table:table-cell>
          <table:table-cell office:value-type="float" office:value="51521500" calcext:value-type="float">
            <text:p>51521500</text:p>
          </table:table-cell>
          <table:table-cell office:value-type="float" office:value="51520200" calcext:value-type="float">
            <text:p>51520200</text:p>
          </table:table-cell>
          <table:table-cell table:number-columns-repeated="3" office:value-type="float" office:value="51522000" calcext:value-type="float">
            <text:p>51522000</text:p>
          </table:table-cell>
          <table:table-cell office:value-type="float" office:value="51522200" calcext:value-type="float">
            <text:p>51522200</text:p>
          </table:table-cell>
          <table:table-cell table:number-columns-repeated="7" office:value-type="float" office:value="51522000" calcext:value-type="float">
            <text:p>51522000</text:p>
          </table:table-cell>
          <table:table-cell office:value-type="float" office:value="51522200" calcext:value-type="float">
            <text:p>51522200</text:p>
          </table:table-cell>
          <table:table-cell table:number-columns-repeated="5" office:value-type="float" office:value="51522000" calcext:value-type="float">
            <text:p>51522000</text:p>
          </table:table-cell>
          <table:table-cell office:value-type="float" office:value="51522300" calcext:value-type="float">
            <text:p>51522300</text:p>
          </table:table-cell>
          <table:table-cell table:number-columns-repeated="2" office:value-type="float" office:value="51522000" calcext:value-type="float">
            <text:p>51522000</text:p>
          </table:table-cell>
          <table:table-cell office:value-type="float" office:value="51527600" calcext:value-type="float">
            <text:p>51527600</text:p>
          </table:table-cell>
          <table:table-cell table:number-columns-repeated="2"/>
          <table:table-cell table:formula="of:=MAX([.A9])" office:value-type="float" office:value="51341300" calcext:value-type="float">
            <text:p>51341300</text:p>
          </table:table-cell>
          <table:table-cell table:number-columns-repeated="3"/>
        </table:table-row>
        <table:table-row table:style-name="ro1">
          <table:table-cell office:value-type="float" office:value="50798800" calcext:value-type="float">
            <text:p>50798800</text:p>
          </table:table-cell>
          <table:table-cell office:value-type="float" office:value="50807200" calcext:value-type="float">
            <text:p>50807200</text:p>
          </table:table-cell>
          <table:table-cell office:value-type="float" office:value="50784600" calcext:value-type="float">
            <text:p>50784600</text:p>
          </table:table-cell>
          <table:table-cell office:value-type="float" office:value="50803500" calcext:value-type="float">
            <text:p>50803500</text:p>
          </table:table-cell>
          <table:table-cell office:value-type="float" office:value="50766400" calcext:value-type="float">
            <text:p>50766400</text:p>
          </table:table-cell>
          <table:table-cell office:value-type="float" office:value="50808800" calcext:value-type="float">
            <text:p>50808800</text:p>
          </table:table-cell>
          <table:table-cell office:value-type="float" office:value="50788900" calcext:value-type="float">
            <text:p>50788900</text:p>
          </table:table-cell>
          <table:table-cell office:value-type="float" office:value="50786100" calcext:value-type="float">
            <text:p>50786100</text:p>
          </table:table-cell>
          <table:table-cell office:value-type="float" office:value="50787900" calcext:value-type="float">
            <text:p>50787900</text:p>
          </table:table-cell>
          <table:table-cell office:value-type="float" office:value="50804200" calcext:value-type="float">
            <text:p>50804200</text:p>
          </table:table-cell>
          <table:table-cell office:value-type="float" office:value="50778500" calcext:value-type="float">
            <text:p>50778500</text:p>
          </table:table-cell>
          <table:table-cell office:value-type="float" office:value="50803000" calcext:value-type="float">
            <text:p>50803000</text:p>
          </table:table-cell>
          <table:table-cell office:value-type="float" office:value="50808200" calcext:value-type="float">
            <text:p>50808200</text:p>
          </table:table-cell>
          <table:table-cell office:value-type="float" office:value="50786100" calcext:value-type="float">
            <text:p>50786100</text:p>
          </table:table-cell>
          <table:table-cell office:value-type="float" office:value="50796800" calcext:value-type="float">
            <text:p>50796800</text:p>
          </table:table-cell>
          <table:table-cell office:value-type="float" office:value="50804400" calcext:value-type="float">
            <text:p>50804400</text:p>
          </table:table-cell>
          <table:table-cell office:value-type="float" office:value="50786000" calcext:value-type="float">
            <text:p>50786000</text:p>
          </table:table-cell>
          <table:table-cell office:value-type="float" office:value="50789800" calcext:value-type="float">
            <text:p>50789800</text:p>
          </table:table-cell>
          <table:table-cell office:value-type="float" office:value="50801200" calcext:value-type="float">
            <text:p>50801200</text:p>
          </table:table-cell>
          <table:table-cell office:value-type="float" office:value="50806200" calcext:value-type="float">
            <text:p>50806200</text:p>
          </table:table-cell>
          <table:table-cell table:number-columns-repeated="2" office:value-type="float" office:value="50944800" calcext:value-type="float">
            <text:p>50944800</text:p>
          </table:table-cell>
          <table:table-cell office:value-type="float" office:value="50948000" calcext:value-type="float">
            <text:p>50948000</text:p>
          </table:table-cell>
          <table:table-cell office:value-type="float" office:value="50945200" calcext:value-type="float">
            <text:p>50945200</text:p>
          </table:table-cell>
          <table:table-cell office:value-type="float" office:value="50943200" calcext:value-type="float">
            <text:p>50943200</text:p>
          </table:table-cell>
          <table:table-cell office:value-type="float" office:value="50944200" calcext:value-type="float">
            <text:p>50944200</text:p>
          </table:table-cell>
          <table:table-cell office:value-type="float" office:value="50950800" calcext:value-type="float">
            <text:p>50950800</text:p>
          </table:table-cell>
          <table:table-cell office:value-type="float" office:value="50948300" calcext:value-type="float">
            <text:p>50948300</text:p>
          </table:table-cell>
          <table:table-cell office:value-type="float" office:value="50948400" calcext:value-type="float">
            <text:p>50948400</text:p>
          </table:table-cell>
          <table:table-cell office:value-type="float" office:value="50946100" calcext:value-type="float">
            <text:p>50946100</text:p>
          </table:table-cell>
          <table:table-cell office:value-type="float" office:value="50952900" calcext:value-type="float">
            <text:p>50952900</text:p>
          </table:table-cell>
          <table:table-cell office:value-type="float" office:value="50948400" calcext:value-type="float">
            <text:p>50948400</text:p>
          </table:table-cell>
          <table:table-cell office:value-type="float" office:value="50951600" calcext:value-type="float">
            <text:p>50951600</text:p>
          </table:table-cell>
          <table:table-cell office:value-type="float" office:value="50950900" calcext:value-type="float">
            <text:p>50950900</text:p>
          </table:table-cell>
          <table:table-cell office:value-type="float" office:value="50945300" calcext:value-type="float">
            <text:p>50945300</text:p>
          </table:table-cell>
          <table:table-cell office:value-type="float" office:value="50947400" calcext:value-type="float">
            <text:p>50947400</text:p>
          </table:table-cell>
          <table:table-cell office:value-type="float" office:value="50949600" calcext:value-type="float">
            <text:p>50949600</text:p>
          </table:table-cell>
          <table:table-cell office:value-type="float" office:value="50952000" calcext:value-type="float">
            <text:p>50952000</text:p>
          </table:table-cell>
          <table:table-cell office:value-type="float" office:value="50948500" calcext:value-type="float">
            <text:p>50948500</text:p>
          </table:table-cell>
          <table:table-cell office:value-type="float" office:value="50948400" calcext:value-type="float">
            <text:p>50948400</text:p>
          </table:table-cell>
          <table:table-cell office:value-type="float" office:value="51051800" calcext:value-type="float">
            <text:p>51051800</text:p>
          </table:table-cell>
          <table:table-cell office:value-type="float" office:value="51051700" calcext:value-type="float">
            <text:p>51051700</text:p>
          </table:table-cell>
          <table:table-cell office:value-type="float" office:value="51051800" calcext:value-type="float">
            <text:p>51051800</text:p>
          </table:table-cell>
          <table:table-cell office:value-type="float" office:value="51049500" calcext:value-type="float">
            <text:p>51049500</text:p>
          </table:table-cell>
          <table:table-cell office:value-type="float" office:value="51052700" calcext:value-type="float">
            <text:p>51052700</text:p>
          </table:table-cell>
          <table:table-cell office:value-type="float" office:value="51054200" calcext:value-type="float">
            <text:p>51054200</text:p>
          </table:table-cell>
          <table:table-cell office:value-type="float" office:value="51051100" calcext:value-type="float">
            <text:p>51051100</text:p>
          </table:table-cell>
          <table:table-cell office:value-type="float" office:value="51050500" calcext:value-type="float">
            <text:p>51050500</text:p>
          </table:table-cell>
          <table:table-cell office:value-type="float" office:value="51051100" calcext:value-type="float">
            <text:p>51051100</text:p>
          </table:table-cell>
          <table:table-cell office:value-type="float" office:value="51054600" calcext:value-type="float">
            <text:p>51054600</text:p>
          </table:table-cell>
          <table:table-cell office:value-type="float" office:value="51050400" calcext:value-type="float">
            <text:p>51050400</text:p>
          </table:table-cell>
          <table:table-cell office:value-type="float" office:value="51052700" calcext:value-type="float">
            <text:p>51052700</text:p>
          </table:table-cell>
          <table:table-cell office:value-type="float" office:value="51051700" calcext:value-type="float">
            <text:p>51051700</text:p>
          </table:table-cell>
          <table:table-cell office:value-type="float" office:value="51051900" calcext:value-type="float">
            <text:p>51051900</text:p>
          </table:table-cell>
          <table:table-cell office:value-type="float" office:value="51053300" calcext:value-type="float">
            <text:p>51053300</text:p>
          </table:table-cell>
          <table:table-cell office:value-type="float" office:value="51055300" calcext:value-type="float">
            <text:p>51055300</text:p>
          </table:table-cell>
          <table:table-cell office:value-type="float" office:value="51052900" calcext:value-type="float">
            <text:p>51052900</text:p>
          </table:table-cell>
          <table:table-cell office:value-type="float" office:value="51053400" calcext:value-type="float">
            <text:p>51053400</text:p>
          </table:table-cell>
          <table:table-cell office:value-type="float" office:value="51050600" calcext:value-type="float">
            <text:p>51050600</text:p>
          </table:table-cell>
          <table:table-cell office:value-type="float" office:value="51049700" calcext:value-type="float">
            <text:p>51049700</text:p>
          </table:table-cell>
          <table:table-cell office:value-type="float" office:value="51055400" calcext:value-type="float">
            <text:p>51055400</text:p>
          </table:table-cell>
          <table:table-cell office:value-type="float" office:value="51055500" calcext:value-type="float">
            <text:p>51055500</text:p>
          </table:table-cell>
          <table:table-cell table:number-columns-repeated="4" office:value-type="float" office:value="51055400" calcext:value-type="float">
            <text:p>51055400</text:p>
          </table:table-cell>
          <table:table-cell office:value-type="float" office:value="51055500" calcext:value-type="float">
            <text:p>51055500</text:p>
          </table:table-cell>
          <table:table-cell office:value-type="float" office:value="51055400" calcext:value-type="float">
            <text:p>51055400</text:p>
          </table:table-cell>
          <table:table-cell office:value-type="float" office:value="51055500" calcext:value-type="float">
            <text:p>51055500</text:p>
          </table:table-cell>
          <table:table-cell table:number-columns-repeated="2" office:value-type="float" office:value="51055400" calcext:value-type="float">
            <text:p>51055400</text:p>
          </table:table-cell>
          <table:table-cell office:value-type="float" office:value="51055300" calcext:value-type="float">
            <text:p>51055300</text:p>
          </table:table-cell>
          <table:table-cell office:value-type="float" office:value="51055400" calcext:value-type="float">
            <text:p>51055400</text:p>
          </table:table-cell>
          <table:table-cell table:number-columns-repeated="3" office:value-type="float" office:value="51055500" calcext:value-type="float">
            <text:p>51055500</text:p>
          </table:table-cell>
          <table:table-cell table:number-columns-repeated="2" office:value-type="float" office:value="51055400" calcext:value-type="float">
            <text:p>51055400</text:p>
          </table:table-cell>
          <table:table-cell office:value-type="float" office:value="51055500" calcext:value-type="float">
            <text:p>51055500</text:p>
          </table:table-cell>
          <table:table-cell office:value-type="float" office:value="51055400" calcext:value-type="float">
            <text:p>51055400</text:p>
          </table:table-cell>
          <table:table-cell office:value-type="float" office:value="51060800" calcext:value-type="float">
            <text:p>51060800</text:p>
          </table:table-cell>
          <table:table-cell table:number-columns-repeated="2"/>
          <table:table-cell table:formula="of:=MAX([.A10])" office:value-type="float" office:value="50798800" calcext:value-type="float">
            <text:p>50798800</text:p>
          </table:table-cell>
          <table:table-cell/>
          <table:table-cell table:formula="of:=AVERAGE([.CF4:.CF13])" office:value-type="float" office:value="51023350" calcext:value-type="float">
            <text:p>5.102E+07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51143000" calcext:value-type="float">
            <text:p>51143000</text:p>
          </table:table-cell>
          <table:table-cell office:value-type="float" office:value="51141400" calcext:value-type="float">
            <text:p>51141400</text:p>
          </table:table-cell>
          <table:table-cell office:value-type="float" office:value="51116200" calcext:value-type="float">
            <text:p>51116200</text:p>
          </table:table-cell>
          <table:table-cell office:value-type="float" office:value="51135700" calcext:value-type="float">
            <text:p>51135700</text:p>
          </table:table-cell>
          <table:table-cell office:value-type="float" office:value="51142000" calcext:value-type="float">
            <text:p>51142000</text:p>
          </table:table-cell>
          <table:table-cell office:value-type="float" office:value="51142100" calcext:value-type="float">
            <text:p>51142100</text:p>
          </table:table-cell>
          <table:table-cell office:value-type="float" office:value="51138300" calcext:value-type="float">
            <text:p>51138300</text:p>
          </table:table-cell>
          <table:table-cell office:value-type="float" office:value="51129600" calcext:value-type="float">
            <text:p>51129600</text:p>
          </table:table-cell>
          <table:table-cell office:value-type="float" office:value="51136300" calcext:value-type="float">
            <text:p>51136300</text:p>
          </table:table-cell>
          <table:table-cell office:value-type="float" office:value="51115900" calcext:value-type="float">
            <text:p>51115900</text:p>
          </table:table-cell>
          <table:table-cell office:value-type="float" office:value="51133600" calcext:value-type="float">
            <text:p>51133600</text:p>
          </table:table-cell>
          <table:table-cell office:value-type="float" office:value="51116500" calcext:value-type="float">
            <text:p>51116500</text:p>
          </table:table-cell>
          <table:table-cell office:value-type="float" office:value="51134400" calcext:value-type="float">
            <text:p>51134400</text:p>
          </table:table-cell>
          <table:table-cell office:value-type="float" office:value="51128000" calcext:value-type="float">
            <text:p>51128000</text:p>
          </table:table-cell>
          <table:table-cell office:value-type="float" office:value="51128700" calcext:value-type="float">
            <text:p>51128700</text:p>
          </table:table-cell>
          <table:table-cell office:value-type="float" office:value="51151800" calcext:value-type="float">
            <text:p>51151800</text:p>
          </table:table-cell>
          <table:table-cell office:value-type="float" office:value="51121800" calcext:value-type="float">
            <text:p>51121800</text:p>
          </table:table-cell>
          <table:table-cell office:value-type="float" office:value="51144400" calcext:value-type="float">
            <text:p>51144400</text:p>
          </table:table-cell>
          <table:table-cell office:value-type="float" office:value="51128200" calcext:value-type="float">
            <text:p>51128200</text:p>
          </table:table-cell>
          <table:table-cell office:value-type="float" office:value="51140500" calcext:value-type="float">
            <text:p>51140500</text:p>
          </table:table-cell>
          <table:table-cell office:value-type="float" office:value="51226300" calcext:value-type="float">
            <text:p>51226300</text:p>
          </table:table-cell>
          <table:table-cell office:value-type="float" office:value="51226500" calcext:value-type="float">
            <text:p>51226500</text:p>
          </table:table-cell>
          <table:table-cell office:value-type="float" office:value="51225300" calcext:value-type="float">
            <text:p>51225300</text:p>
          </table:table-cell>
          <table:table-cell office:value-type="float" office:value="51229900" calcext:value-type="float">
            <text:p>51229900</text:p>
          </table:table-cell>
          <table:table-cell office:value-type="float" office:value="51229500" calcext:value-type="float">
            <text:p>51229500</text:p>
          </table:table-cell>
          <table:table-cell office:value-type="float" office:value="51229000" calcext:value-type="float">
            <text:p>51229000</text:p>
          </table:table-cell>
          <table:table-cell office:value-type="float" office:value="51227400" calcext:value-type="float">
            <text:p>51227400</text:p>
          </table:table-cell>
          <table:table-cell office:value-type="float" office:value="51228500" calcext:value-type="float">
            <text:p>51228500</text:p>
          </table:table-cell>
          <table:table-cell office:value-type="float" office:value="51229500" calcext:value-type="float">
            <text:p>51229500</text:p>
          </table:table-cell>
          <table:table-cell office:value-type="float" office:value="51226200" calcext:value-type="float">
            <text:p>51226200</text:p>
          </table:table-cell>
          <table:table-cell office:value-type="float" office:value="51229100" calcext:value-type="float">
            <text:p>51229100</text:p>
          </table:table-cell>
          <table:table-cell office:value-type="float" office:value="51229600" calcext:value-type="float">
            <text:p>51229600</text:p>
          </table:table-cell>
          <table:table-cell office:value-type="float" office:value="51229500" calcext:value-type="float">
            <text:p>51229500</text:p>
          </table:table-cell>
          <table:table-cell office:value-type="float" office:value="51228700" calcext:value-type="float">
            <text:p>51228700</text:p>
          </table:table-cell>
          <table:table-cell office:value-type="float" office:value="51226700" calcext:value-type="float">
            <text:p>51226700</text:p>
          </table:table-cell>
          <table:table-cell office:value-type="float" office:value="51225700" calcext:value-type="float">
            <text:p>51225700</text:p>
          </table:table-cell>
          <table:table-cell office:value-type="float" office:value="51229000" calcext:value-type="float">
            <text:p>51229000</text:p>
          </table:table-cell>
          <table:table-cell office:value-type="float" office:value="51226900" calcext:value-type="float">
            <text:p>51226900</text:p>
          </table:table-cell>
          <table:table-cell office:value-type="float" office:value="51226800" calcext:value-type="float">
            <text:p>51226800</text:p>
          </table:table-cell>
          <table:table-cell office:value-type="float" office:value="51225800" calcext:value-type="float">
            <text:p>51225800</text:p>
          </table:table-cell>
          <table:table-cell office:value-type="float" office:value="51280100" calcext:value-type="float">
            <text:p>51280100</text:p>
          </table:table-cell>
          <table:table-cell office:value-type="float" office:value="51281200" calcext:value-type="float">
            <text:p>51281200</text:p>
          </table:table-cell>
          <table:table-cell office:value-type="float" office:value="51279400" calcext:value-type="float">
            <text:p>51279400</text:p>
          </table:table-cell>
          <table:table-cell office:value-type="float" office:value="51281900" calcext:value-type="float">
            <text:p>51281900</text:p>
          </table:table-cell>
          <table:table-cell office:value-type="float" office:value="51277500" calcext:value-type="float">
            <text:p>51277500</text:p>
          </table:table-cell>
          <table:table-cell office:value-type="float" office:value="51280100" calcext:value-type="float">
            <text:p>51280100</text:p>
          </table:table-cell>
          <table:table-cell office:value-type="float" office:value="51280700" calcext:value-type="float">
            <text:p>51280700</text:p>
          </table:table-cell>
          <table:table-cell office:value-type="float" office:value="51281600" calcext:value-type="float">
            <text:p>51281600</text:p>
          </table:table-cell>
          <table:table-cell office:value-type="float" office:value="51280400" calcext:value-type="float">
            <text:p>51280400</text:p>
          </table:table-cell>
          <table:table-cell office:value-type="float" office:value="51278700" calcext:value-type="float">
            <text:p>51278700</text:p>
          </table:table-cell>
          <table:table-cell office:value-type="float" office:value="51280500" calcext:value-type="float">
            <text:p>51280500</text:p>
          </table:table-cell>
          <table:table-cell office:value-type="float" office:value="51279200" calcext:value-type="float">
            <text:p>51279200</text:p>
          </table:table-cell>
          <table:table-cell office:value-type="float" office:value="51278700" calcext:value-type="float">
            <text:p>51278700</text:p>
          </table:table-cell>
          <table:table-cell office:value-type="float" office:value="51278200" calcext:value-type="float">
            <text:p>51278200</text:p>
          </table:table-cell>
          <table:table-cell office:value-type="float" office:value="51277600" calcext:value-type="float">
            <text:p>51277600</text:p>
          </table:table-cell>
          <table:table-cell office:value-type="float" office:value="51280000" calcext:value-type="float">
            <text:p>51280000</text:p>
          </table:table-cell>
          <table:table-cell office:value-type="float" office:value="51279700" calcext:value-type="float">
            <text:p>51279700</text:p>
          </table:table-cell>
          <table:table-cell office:value-type="float" office:value="51281200" calcext:value-type="float">
            <text:p>51281200</text:p>
          </table:table-cell>
          <table:table-cell office:value-type="float" office:value="51278400" calcext:value-type="float">
            <text:p>51278400</text:p>
          </table:table-cell>
          <table:table-cell office:value-type="float" office:value="51279300" calcext:value-type="float">
            <text:p>51279300</text:p>
          </table:table-cell>
          <table:table-cell table:number-columns-repeated="2" office:value-type="float" office:value="51281900" calcext:value-type="float">
            <text:p>51281900</text:p>
          </table:table-cell>
          <table:table-cell office:value-type="float" office:value="51282000" calcext:value-type="float">
            <text:p>51282000</text:p>
          </table:table-cell>
          <table:table-cell table:number-columns-repeated="8" office:value-type="float" office:value="51281900" calcext:value-type="float">
            <text:p>51281900</text:p>
          </table:table-cell>
          <table:table-cell office:value-type="float" office:value="51282200" calcext:value-type="float">
            <text:p>51282200</text:p>
          </table:table-cell>
          <table:table-cell table:number-columns-repeated="2" office:value-type="float" office:value="51282000" calcext:value-type="float">
            <text:p>51282000</text:p>
          </table:table-cell>
          <table:table-cell table:number-columns-repeated="5" office:value-type="float" office:value="51281900" calcext:value-type="float">
            <text:p>51281900</text:p>
          </table:table-cell>
          <table:table-cell office:value-type="float" office:value="51282100" calcext:value-type="float">
            <text:p>51282100</text:p>
          </table:table-cell>
          <table:table-cell office:value-type="float" office:value="51287200" calcext:value-type="float">
            <text:p>51287200</text:p>
          </table:table-cell>
          <table:table-cell table:number-columns-repeated="2"/>
          <table:table-cell table:formula="of:=MAX([.A11])" office:value-type="float" office:value="51143000" calcext:value-type="float">
            <text:p>51143000</text:p>
          </table:table-cell>
          <table:table-cell/>
          <table:table-cell table:formula="of:=STDEV([.CF4:.CF13])" office:value-type="float" office:value="249250.450796427" calcext:value-type="float">
            <text:p>2.493E+05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51356000" calcext:value-type="float">
            <text:p>51356000</text:p>
          </table:table-cell>
          <table:table-cell office:value-type="float" office:value="51342200" calcext:value-type="float">
            <text:p>51342200</text:p>
          </table:table-cell>
          <table:table-cell office:value-type="float" office:value="51362600" calcext:value-type="float">
            <text:p>51362600</text:p>
          </table:table-cell>
          <table:table-cell office:value-type="float" office:value="51332200" calcext:value-type="float">
            <text:p>51332200</text:p>
          </table:table-cell>
          <table:table-cell office:value-type="float" office:value="51330500" calcext:value-type="float">
            <text:p>51330500</text:p>
          </table:table-cell>
          <table:table-cell office:value-type="float" office:value="51355600" calcext:value-type="float">
            <text:p>51355600</text:p>
          </table:table-cell>
          <table:table-cell office:value-type="float" office:value="51343400" calcext:value-type="float">
            <text:p>51343400</text:p>
          </table:table-cell>
          <table:table-cell office:value-type="float" office:value="51352100" calcext:value-type="float">
            <text:p>51352100</text:p>
          </table:table-cell>
          <table:table-cell office:value-type="float" office:value="51342400" calcext:value-type="float">
            <text:p>51342400</text:p>
          </table:table-cell>
          <table:table-cell office:value-type="float" office:value="51346800" calcext:value-type="float">
            <text:p>51346800</text:p>
          </table:table-cell>
          <table:table-cell office:value-type="float" office:value="51332600" calcext:value-type="float">
            <text:p>51332600</text:p>
          </table:table-cell>
          <table:table-cell office:value-type="float" office:value="51318300" calcext:value-type="float">
            <text:p>51318300</text:p>
          </table:table-cell>
          <table:table-cell office:value-type="float" office:value="51348400" calcext:value-type="float">
            <text:p>51348400</text:p>
          </table:table-cell>
          <table:table-cell office:value-type="float" office:value="51337500" calcext:value-type="float">
            <text:p>51337500</text:p>
          </table:table-cell>
          <table:table-cell office:value-type="float" office:value="51315800" calcext:value-type="float">
            <text:p>51315800</text:p>
          </table:table-cell>
          <table:table-cell office:value-type="float" office:value="51333100" calcext:value-type="float">
            <text:p>51333100</text:p>
          </table:table-cell>
          <table:table-cell office:value-type="float" office:value="51351600" calcext:value-type="float">
            <text:p>51351600</text:p>
          </table:table-cell>
          <table:table-cell office:value-type="float" office:value="51343600" calcext:value-type="float">
            <text:p>51343600</text:p>
          </table:table-cell>
          <table:table-cell office:value-type="float" office:value="51332800" calcext:value-type="float">
            <text:p>51332800</text:p>
          </table:table-cell>
          <table:table-cell office:value-type="float" office:value="51310100" calcext:value-type="float">
            <text:p>51310100</text:p>
          </table:table-cell>
          <table:table-cell office:value-type="float" office:value="51425100" calcext:value-type="float">
            <text:p>51425100</text:p>
          </table:table-cell>
          <table:table-cell office:value-type="float" office:value="51424500" calcext:value-type="float">
            <text:p>51424500</text:p>
          </table:table-cell>
          <table:table-cell office:value-type="float" office:value="51421100" calcext:value-type="float">
            <text:p>51421100</text:p>
          </table:table-cell>
          <table:table-cell office:value-type="float" office:value="51424200" calcext:value-type="float">
            <text:p>51424200</text:p>
          </table:table-cell>
          <table:table-cell office:value-type="float" office:value="51426000" calcext:value-type="float">
            <text:p>51426000</text:p>
          </table:table-cell>
          <table:table-cell office:value-type="float" office:value="51424400" calcext:value-type="float">
            <text:p>51424400</text:p>
          </table:table-cell>
          <table:table-cell office:value-type="float" office:value="51422200" calcext:value-type="float">
            <text:p>51422200</text:p>
          </table:table-cell>
          <table:table-cell office:value-type="float" office:value="51425200" calcext:value-type="float">
            <text:p>51425200</text:p>
          </table:table-cell>
          <table:table-cell office:value-type="float" office:value="51424000" calcext:value-type="float">
            <text:p>51424000</text:p>
          </table:table-cell>
          <table:table-cell office:value-type="float" office:value="51422600" calcext:value-type="float">
            <text:p>51422600</text:p>
          </table:table-cell>
          <table:table-cell office:value-type="float" office:value="51423600" calcext:value-type="float">
            <text:p>51423600</text:p>
          </table:table-cell>
          <table:table-cell office:value-type="float" office:value="51423800" calcext:value-type="float">
            <text:p>51423800</text:p>
          </table:table-cell>
          <table:table-cell office:value-type="float" office:value="51425200" calcext:value-type="float">
            <text:p>51425200</text:p>
          </table:table-cell>
          <table:table-cell office:value-type="float" office:value="51423700" calcext:value-type="float">
            <text:p>51423700</text:p>
          </table:table-cell>
          <table:table-cell office:value-type="float" office:value="51424800" calcext:value-type="float">
            <text:p>51424800</text:p>
          </table:table-cell>
          <table:table-cell office:value-type="float" office:value="51423400" calcext:value-type="float">
            <text:p>51423400</text:p>
          </table:table-cell>
          <table:table-cell office:value-type="float" office:value="51422700" calcext:value-type="float">
            <text:p>51422700</text:p>
          </table:table-cell>
          <table:table-cell office:value-type="float" office:value="51424700" calcext:value-type="float">
            <text:p>51424700</text:p>
          </table:table-cell>
          <table:table-cell office:value-type="float" office:value="51424100" calcext:value-type="float">
            <text:p>51424100</text:p>
          </table:table-cell>
          <table:table-cell office:value-type="float" office:value="51423700" calcext:value-type="float">
            <text:p>51423700</text:p>
          </table:table-cell>
          <table:table-cell office:value-type="float" office:value="51468900" calcext:value-type="float">
            <text:p>51468900</text:p>
          </table:table-cell>
          <table:table-cell office:value-type="float" office:value="51466300" calcext:value-type="float">
            <text:p>51466300</text:p>
          </table:table-cell>
          <table:table-cell office:value-type="float" office:value="51469200" calcext:value-type="float">
            <text:p>51469200</text:p>
          </table:table-cell>
          <table:table-cell office:value-type="float" office:value="51468200" calcext:value-type="float">
            <text:p>51468200</text:p>
          </table:table-cell>
          <table:table-cell office:value-type="float" office:value="51469300" calcext:value-type="float">
            <text:p>51469300</text:p>
          </table:table-cell>
          <table:table-cell office:value-type="float" office:value="51468100" calcext:value-type="float">
            <text:p>51468100</text:p>
          </table:table-cell>
          <table:table-cell office:value-type="float" office:value="51470100" calcext:value-type="float">
            <text:p>51470100</text:p>
          </table:table-cell>
          <table:table-cell office:value-type="float" office:value="51467400" calcext:value-type="float">
            <text:p>51467400</text:p>
          </table:table-cell>
          <table:table-cell office:value-type="float" office:value="51470900" calcext:value-type="float">
            <text:p>51470900</text:p>
          </table:table-cell>
          <table:table-cell office:value-type="float" office:value="51466200" calcext:value-type="float">
            <text:p>51466200</text:p>
          </table:table-cell>
          <table:table-cell office:value-type="float" office:value="51465000" calcext:value-type="float">
            <text:p>51465000</text:p>
          </table:table-cell>
          <table:table-cell office:value-type="float" office:value="51470500" calcext:value-type="float">
            <text:p>51470500</text:p>
          </table:table-cell>
          <table:table-cell office:value-type="float" office:value="51467200" calcext:value-type="float">
            <text:p>51467200</text:p>
          </table:table-cell>
          <table:table-cell office:value-type="float" office:value="51468200" calcext:value-type="float">
            <text:p>51468200</text:p>
          </table:table-cell>
          <table:table-cell office:value-type="float" office:value="51467600" calcext:value-type="float">
            <text:p>51467600</text:p>
          </table:table-cell>
          <table:table-cell office:value-type="float" office:value="51470100" calcext:value-type="float">
            <text:p>51470100</text:p>
          </table:table-cell>
          <table:table-cell office:value-type="float" office:value="51466200" calcext:value-type="float">
            <text:p>51466200</text:p>
          </table:table-cell>
          <table:table-cell office:value-type="float" office:value="51467300" calcext:value-type="float">
            <text:p>51467300</text:p>
          </table:table-cell>
          <table:table-cell office:value-type="float" office:value="51468300" calcext:value-type="float">
            <text:p>51468300</text:p>
          </table:table-cell>
          <table:table-cell office:value-type="float" office:value="51471200" calcext:value-type="float">
            <text:p>51471200</text:p>
          </table:table-cell>
          <table:table-cell office:value-type="float" office:value="51471300" calcext:value-type="float">
            <text:p>51471300</text:p>
          </table:table-cell>
          <table:table-cell office:value-type="float" office:value="51471200" calcext:value-type="float">
            <text:p>51471200</text:p>
          </table:table-cell>
          <table:table-cell table:number-columns-repeated="3" office:value-type="float" office:value="51471300" calcext:value-type="float">
            <text:p>51471300</text:p>
          </table:table-cell>
          <table:table-cell office:value-type="float" office:value="51471400" calcext:value-type="float">
            <text:p>51471400</text:p>
          </table:table-cell>
          <table:table-cell table:number-columns-repeated="3" office:value-type="float" office:value="51471300" calcext:value-type="float">
            <text:p>51471300</text:p>
          </table:table-cell>
          <table:table-cell office:value-type="float" office:value="51471200" calcext:value-type="float">
            <text:p>51471200</text:p>
          </table:table-cell>
          <table:table-cell table:number-columns-repeated="3" office:value-type="float" office:value="51471300" calcext:value-type="float">
            <text:p>51471300</text:p>
          </table:table-cell>
          <table:table-cell office:value-type="float" office:value="51471200" calcext:value-type="float">
            <text:p>51471200</text:p>
          </table:table-cell>
          <table:table-cell table:number-columns-repeated="2" office:value-type="float" office:value="51471300" calcext:value-type="float">
            <text:p>51471300</text:p>
          </table:table-cell>
          <table:table-cell office:value-type="float" office:value="51471200" calcext:value-type="float">
            <text:p>51471200</text:p>
          </table:table-cell>
          <table:table-cell table:number-columns-repeated="3" office:value-type="float" office:value="51471300" calcext:value-type="float">
            <text:p>51471300</text:p>
          </table:table-cell>
          <table:table-cell office:value-type="float" office:value="51476400" calcext:value-type="float">
            <text:p>51476400</text:p>
          </table:table-cell>
          <table:table-cell table:number-columns-repeated="2"/>
          <table:table-cell table:formula="of:=MAX([.A12])" office:value-type="float" office:value="51356000" calcext:value-type="float">
            <text:p>51356000</text:p>
          </table:table-cell>
          <table:table-cell table:number-columns-repeated="3"/>
        </table:table-row>
        <table:table-row table:style-name="ro1">
          <table:table-cell office:value-type="float" office:value="50780800" calcext:value-type="float">
            <text:p>50780800</text:p>
          </table:table-cell>
          <table:table-cell office:value-type="float" office:value="50808300" calcext:value-type="float">
            <text:p>50808300</text:p>
          </table:table-cell>
          <table:table-cell office:value-type="float" office:value="50793100" calcext:value-type="float">
            <text:p>50793100</text:p>
          </table:table-cell>
          <table:table-cell office:value-type="float" office:value="50811200" calcext:value-type="float">
            <text:p>50811200</text:p>
          </table:table-cell>
          <table:table-cell office:value-type="float" office:value="50806200" calcext:value-type="float">
            <text:p>50806200</text:p>
          </table:table-cell>
          <table:table-cell office:value-type="float" office:value="50809100" calcext:value-type="float">
            <text:p>50809100</text:p>
          </table:table-cell>
          <table:table-cell office:value-type="float" office:value="50792600" calcext:value-type="float">
            <text:p>50792600</text:p>
          </table:table-cell>
          <table:table-cell office:value-type="float" office:value="50790800" calcext:value-type="float">
            <text:p>50790800</text:p>
          </table:table-cell>
          <table:table-cell office:value-type="float" office:value="50794900" calcext:value-type="float">
            <text:p>50794900</text:p>
          </table:table-cell>
          <table:table-cell office:value-type="float" office:value="50797900" calcext:value-type="float">
            <text:p>50797900</text:p>
          </table:table-cell>
          <table:table-cell office:value-type="float" office:value="50818000" calcext:value-type="float">
            <text:p>50818000</text:p>
          </table:table-cell>
          <table:table-cell office:value-type="float" office:value="50782000" calcext:value-type="float">
            <text:p>50782000</text:p>
          </table:table-cell>
          <table:table-cell office:value-type="float" office:value="50773500" calcext:value-type="float">
            <text:p>50773500</text:p>
          </table:table-cell>
          <table:table-cell office:value-type="float" office:value="50809700" calcext:value-type="float">
            <text:p>50809700</text:p>
          </table:table-cell>
          <table:table-cell office:value-type="float" office:value="50792700" calcext:value-type="float">
            <text:p>50792700</text:p>
          </table:table-cell>
          <table:table-cell office:value-type="float" office:value="50831800" calcext:value-type="float">
            <text:p>50831800</text:p>
          </table:table-cell>
          <table:table-cell office:value-type="float" office:value="50815300" calcext:value-type="float">
            <text:p>50815300</text:p>
          </table:table-cell>
          <table:table-cell office:value-type="float" office:value="50819100" calcext:value-type="float">
            <text:p>50819100</text:p>
          </table:table-cell>
          <table:table-cell office:value-type="float" office:value="50795500" calcext:value-type="float">
            <text:p>50795500</text:p>
          </table:table-cell>
          <table:table-cell office:value-type="float" office:value="50812600" calcext:value-type="float">
            <text:p>50812600</text:p>
          </table:table-cell>
          <table:table-cell office:value-type="float" office:value="50950600" calcext:value-type="float">
            <text:p>50950600</text:p>
          </table:table-cell>
          <table:table-cell office:value-type="float" office:value="50954100" calcext:value-type="float">
            <text:p>50954100</text:p>
          </table:table-cell>
          <table:table-cell office:value-type="float" office:value="50954200" calcext:value-type="float">
            <text:p>50954200</text:p>
          </table:table-cell>
          <table:table-cell office:value-type="float" office:value="50948100" calcext:value-type="float">
            <text:p>50948100</text:p>
          </table:table-cell>
          <table:table-cell office:value-type="float" office:value="50951000" calcext:value-type="float">
            <text:p>50951000</text:p>
          </table:table-cell>
          <table:table-cell office:value-type="float" office:value="50946700" calcext:value-type="float">
            <text:p>50946700</text:p>
          </table:table-cell>
          <table:table-cell office:value-type="float" office:value="50951000" calcext:value-type="float">
            <text:p>50951000</text:p>
          </table:table-cell>
          <table:table-cell office:value-type="float" office:value="50951600" calcext:value-type="float">
            <text:p>50951600</text:p>
          </table:table-cell>
          <table:table-cell office:value-type="float" office:value="50947800" calcext:value-type="float">
            <text:p>50947800</text:p>
          </table:table-cell>
          <table:table-cell office:value-type="float" office:value="50947900" calcext:value-type="float">
            <text:p>50947900</text:p>
          </table:table-cell>
          <table:table-cell office:value-type="float" office:value="50944700" calcext:value-type="float">
            <text:p>50944700</text:p>
          </table:table-cell>
          <table:table-cell office:value-type="float" office:value="50947100" calcext:value-type="float">
            <text:p>50947100</text:p>
          </table:table-cell>
          <table:table-cell office:value-type="float" office:value="50952500" calcext:value-type="float">
            <text:p>50952500</text:p>
          </table:table-cell>
          <table:table-cell office:value-type="float" office:value="50948000" calcext:value-type="float">
            <text:p>50948000</text:p>
          </table:table-cell>
          <table:table-cell office:value-type="float" office:value="50946800" calcext:value-type="float">
            <text:p>50946800</text:p>
          </table:table-cell>
          <table:table-cell office:value-type="float" office:value="50945100" calcext:value-type="float">
            <text:p>50945100</text:p>
          </table:table-cell>
          <table:table-cell office:value-type="float" office:value="50949100" calcext:value-type="float">
            <text:p>50949100</text:p>
          </table:table-cell>
          <table:table-cell office:value-type="float" office:value="50948000" calcext:value-type="float">
            <text:p>50948000</text:p>
          </table:table-cell>
          <table:table-cell office:value-type="float" office:value="50947700" calcext:value-type="float">
            <text:p>50947700</text:p>
          </table:table-cell>
          <table:table-cell office:value-type="float" office:value="50949500" calcext:value-type="float">
            <text:p>50949500</text:p>
          </table:table-cell>
          <table:table-cell office:value-type="float" office:value="51029600" calcext:value-type="float">
            <text:p>51029600</text:p>
          </table:table-cell>
          <table:table-cell office:value-type="float" office:value="51027700" calcext:value-type="float">
            <text:p>51027700</text:p>
          </table:table-cell>
          <table:table-cell office:value-type="float" office:value="51024900" calcext:value-type="float">
            <text:p>51024900</text:p>
          </table:table-cell>
          <table:table-cell office:value-type="float" office:value="51028600" calcext:value-type="float">
            <text:p>51028600</text:p>
          </table:table-cell>
          <table:table-cell office:value-type="float" office:value="51028900" calcext:value-type="float">
            <text:p>51028900</text:p>
          </table:table-cell>
          <table:table-cell office:value-type="float" office:value="51025400" calcext:value-type="float">
            <text:p>51025400</text:p>
          </table:table-cell>
          <table:table-cell office:value-type="float" office:value="51024800" calcext:value-type="float">
            <text:p>51024800</text:p>
          </table:table-cell>
          <table:table-cell table:number-columns-repeated="2" office:value-type="float" office:value="51027500" calcext:value-type="float">
            <text:p>51027500</text:p>
          </table:table-cell>
          <table:table-cell office:value-type="float" office:value="51025200" calcext:value-type="float">
            <text:p>51025200</text:p>
          </table:table-cell>
          <table:table-cell office:value-type="float" office:value="51026800" calcext:value-type="float">
            <text:p>51026800</text:p>
          </table:table-cell>
          <table:table-cell office:value-type="float" office:value="51028400" calcext:value-type="float">
            <text:p>51028400</text:p>
          </table:table-cell>
          <table:table-cell office:value-type="float" office:value="51028600" calcext:value-type="float">
            <text:p>51028600</text:p>
          </table:table-cell>
          <table:table-cell office:value-type="float" office:value="51028000" calcext:value-type="float">
            <text:p>51028000</text:p>
          </table:table-cell>
          <table:table-cell office:value-type="float" office:value="51028600" calcext:value-type="float">
            <text:p>51028600</text:p>
          </table:table-cell>
          <table:table-cell office:value-type="float" office:value="51028700" calcext:value-type="float">
            <text:p>51028700</text:p>
          </table:table-cell>
          <table:table-cell office:value-type="float" office:value="51027700" calcext:value-type="float">
            <text:p>51027700</text:p>
          </table:table-cell>
          <table:table-cell office:value-type="float" office:value="51025500" calcext:value-type="float">
            <text:p>51025500</text:p>
          </table:table-cell>
          <table:table-cell office:value-type="float" office:value="51027500" calcext:value-type="float">
            <text:p>51027500</text:p>
          </table:table-cell>
          <table:table-cell office:value-type="float" office:value="51024400" calcext:value-type="float">
            <text:p>51024400</text:p>
          </table:table-cell>
          <table:table-cell table:number-columns-repeated="2" office:value-type="float" office:value="51029700" calcext:value-type="float">
            <text:p>51029700</text:p>
          </table:table-cell>
          <table:table-cell table:number-columns-repeated="3" office:value-type="float" office:value="51029800" calcext:value-type="float">
            <text:p>51029800</text:p>
          </table:table-cell>
          <table:table-cell table:number-columns-repeated="2" office:value-type="float" office:value="51029600" calcext:value-type="float">
            <text:p>51029600</text:p>
          </table:table-cell>
          <table:table-cell table:number-columns-repeated="5" office:value-type="float" office:value="51029800" calcext:value-type="float">
            <text:p>51029800</text:p>
          </table:table-cell>
          <table:table-cell office:value-type="float" office:value="51029700" calcext:value-type="float">
            <text:p>51029700</text:p>
          </table:table-cell>
          <table:table-cell table:number-columns-repeated="2" office:value-type="float" office:value="51029800" calcext:value-type="float">
            <text:p>51029800</text:p>
          </table:table-cell>
          <table:table-cell table:number-columns-repeated="3" office:value-type="float" office:value="51029600" calcext:value-type="float">
            <text:p>51029600</text:p>
          </table:table-cell>
          <table:table-cell office:value-type="float" office:value="51029800" calcext:value-type="float">
            <text:p>51029800</text:p>
          </table:table-cell>
          <table:table-cell office:value-type="float" office:value="51029600" calcext:value-type="float">
            <text:p>51029600</text:p>
          </table:table-cell>
          <table:table-cell office:value-type="float" office:value="51035500" calcext:value-type="float">
            <text:p>51035500</text:p>
          </table:table-cell>
          <table:table-cell table:number-columns-repeated="2"/>
          <table:table-cell table:formula="of:=MAX([.A13])" office:value-type="float" office:value="50780800" calcext:value-type="float">
            <text:p>50780800</text:p>
          </table:table-cell>
          <table:table-cell table:number-columns-repeated="3"/>
        </table:table-row>
        <table:table-row table:style-name="ro1" table:number-rows-repeated="1048562">
          <table:table-cell table:number-columns-repeated="87"/>
        </table:table-row>
        <table:table-row table:style-name="ro1">
          <table:table-cell table:number-columns-repeated="8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 style:data-style-name="N2" text:time-value="16:24:49.753647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6:26:18.100089430</dc:date>
    <meta:editing-duration>PT3M29S</meta:editing-duration>
    <meta:editing-cycles>2</meta:editing-cycles>
    <meta:generator>LibreOffice/5.1.6.2$Linux_X86_64 LibreOffice_project/10m0$Build-2</meta:generator>
    <meta:document-statistic meta:table-count="1" meta:cell-count="841" meta:object-count="0"/>
  </office:meta>
</office:document-meta>
</file>